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Cambria Math" svg:font-family="'Cambria Math'"/>
    <style:font-face style:name="Courier New1" svg:font-family="'Courier New'"/>
    <style:font-face style:name="Tahoma1" svg:font-family="Tahoma"/>
    <style:font-face style:name="sans-serif" svg:font-family="sans-serif"/>
    <style:font-face style:name="NewCenturySchlbk-Roman" svg:font-family="NewCenturySchlbk-Roman" style:font-family-generic="roman"/>
    <style:font-face style:name="Courier New" svg:font-family="'Courier New'" style:font-family-generic="modern" style:font-pitch="fixed"/>
    <style:font-face style:name="MS PGothic" svg:font-family="'MS P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ParkAvenue BT" svg:font-family="'ParkAvenue BT'"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4" style:family="table">
      <style:table-properties style:width="6.2882in" fo:margin-left="0.2403in" fo:margin-right="0.1715in" table:align="margins"/>
    </style:style>
    <style:style style:name="Table4.A" style:family="table-column">
      <style:table-column-properties style:column-width="0.9583in" style:rel-column-width="9985*"/>
    </style:style>
    <style:style style:name="Table4.B" style:family="table-column">
      <style:table-column-properties style:column-width="1.2882in" style:rel-column-width="13422*"/>
    </style:style>
    <style:style style:name="Table4.C" style:family="table-column">
      <style:table-column-properties style:column-width="2.1951in" style:rel-column-width="22876*"/>
    </style:style>
    <style:style style:name="Table4.D" style:family="table-column">
      <style:table-column-properties style:column-width="0.6826in" style:rel-column-width="7113*"/>
    </style:style>
    <style:style style:name="Table4.E" style:family="table-column">
      <style:table-column-properties style:column-width="1.1646in" style:rel-column-width="12139*"/>
    </style:style>
    <style:style style:name="Table4.1" style:family="table-row">
      <style:table-row-properties style:keep-together="false" fo:keep-together="always"/>
    </style:style>
    <style:style style:name="Table4.A1" style:family="table-cell">
      <style:table-cell-properties style:vertical-align="bottom" fo:padding="0.0382in" fo:border-left="0.0007in solid #000000" fo:border-right="none" fo:border-top="0.0007in solid #000000" fo:border-bottom="0.0007in solid #000000"/>
    </style:style>
    <style:style style:name="Table4.E1" style:family="table-cell">
      <style:table-cell-properties style:vertical-align="bottom"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E2" style:family="table-cell">
      <style:table-cell-properties style:vertical-align="middle" fo:padding="0.0382in" fo:border-left="0.0007in solid #000000" fo:border-right="0.0007in solid #000000" fo:border-top="none" fo:border-bottom="0.0007in solid #000000"/>
    </style:style>
    <style:style style:name="Table4.C3" style:family="table-cell">
      <style:table-cell-properties fo:padding="0.0382in" fo:border-left="0.0007in solid #000000" fo:border-right="none" fo:border-top="none" fo:border-bottom="0.0007in solid #000000"/>
    </style:style>
    <style:style style:name="Table4.4" style:family="table-row">
      <style:table-row-properties style:min-row-height="0.209in" style:keep-together="false" fo:keep-together="always"/>
    </style:style>
    <style:style style:name="Table4.5" style:family="table-row">
      <style:table-row-properties style:min-row-height="0.2222in" style:keep-together="false" fo:keep-together="always"/>
    </style:style>
    <style:style style:name="Table1" style:family="table">
      <style:table-properties style:width="6.675in" table:align="left"/>
    </style:style>
    <style:style style:name="Table1.A" style:family="table-column">
      <style:table-column-properties style:column-width="1in"/>
    </style:style>
    <style:style style:name="Table1.B" style:family="table-column">
      <style:table-column-properties style:column-width="1.4681in"/>
    </style:style>
    <style:style style:name="Table1.C" style:family="table-column">
      <style:table-column-properties style:column-width="0.8653in"/>
    </style:style>
    <style:style style:name="Table1.D" style:family="table-column">
      <style:table-column-properties style:column-width="1.7882in"/>
    </style:style>
    <style:style style:name="Table1.E" style:family="table-column">
      <style:table-column-properties style:column-width="1.5535in"/>
    </style:style>
    <style:style style:name="Table1.A1" style:family="table-cell">
      <style:table-cell-properties style:vertical-align="bottom" fo:padding="0.0382in" fo:border-left="0.0007in solid #000000" fo:border-right="none" fo:border-top="0.0007in solid #000000" fo:border-bottom="0.0007in solid #000000"/>
    </style:style>
    <style:style style:name="Table1.E1" style:family="table-cell">
      <style:table-cell-properties style:vertical-align="bottom"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E2" style:family="table-cell">
      <style:table-cell-properties style:vertical-align="middle" fo:padding="0.0382in" fo:border-left="0.0007in solid #000000" fo:border-right="0.0007in solid #000000" fo:border-top="none" fo:border-bottom="0.0007in solid #000000"/>
    </style:style>
    <style:style style:name="Table1.10" style:family="table-row">
      <style:table-row-properties style:min-row-height="0.209in"/>
    </style:style>
    <style:style style:name="Table2" style:family="table">
      <style:table-properties style:width="5.7083in" fo:margin-left="0.3528in" fo:margin-right="0.6389in" table:align="margins"/>
    </style:style>
    <style:style style:name="Table2.A" style:family="table-column">
      <style:table-column-properties style:column-width="0.8146in" style:rel-column-width="9350*"/>
    </style:style>
    <style:style style:name="Table2.B" style:family="table-column">
      <style:table-column-properties style:column-width="1.4306in" style:rel-column-width="16422*"/>
    </style:style>
    <style:style style:name="Table2.C" style:family="table-column">
      <style:table-column-properties style:column-width="1.9174in" style:rel-column-width="22013*"/>
    </style:style>
    <style:style style:name="Table2.D" style:family="table-column">
      <style:table-column-properties style:column-width="1.5458in" style:rel-column-width="17750*"/>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D2" style:family="table-cell">
      <style:table-cell-properties style:vertical-align="middle" fo:padding="0.0382in" fo:border-left="0.0007in solid #000000" fo:border-right="0.0007in solid #000000" fo:border-top="none" fo:border-bottom="0.0007in solid #000000"/>
    </style:style>
    <style:style style:name="Table2.3" style:family="table-row">
      <style:table-row-properties style:min-row-height="0.209in"/>
    </style:style>
    <style:style style:name="Table9" style:family="table">
      <style:table-properties style:width="6.0285in" fo:margin-left="0.4257in" fo:margin-right="0.2458in" table:align="margins"/>
    </style:style>
    <style:style style:name="Table9.A" style:family="table-column">
      <style:table-column-properties style:column-width="1.041in" style:rel-column-width="11316*"/>
    </style:style>
    <style:style style:name="Table9.B" style:family="table-column">
      <style:table-column-properties style:column-width="1.3563in" style:rel-column-width="14744*"/>
    </style:style>
    <style:style style:name="Table9.C" style:family="table-column">
      <style:table-column-properties style:column-width="0.566in" style:rel-column-width="6149*"/>
    </style:style>
    <style:style style:name="Table9.D" style:family="table-column">
      <style:table-column-properties style:column-width="0.4431in" style:rel-column-width="4817*"/>
    </style:style>
    <style:style style:name="Table9.E" style:family="table-column">
      <style:table-column-properties style:column-width="2.6222in" style:rel-column-width="28509*"/>
    </style:style>
    <style:style style:name="Table9.A1" style:family="table-cell">
      <style:table-cell-properties style:vertical-align="bottom" fo:padding="0.0382in" fo:border-left="0.0007in solid #000000" fo:border-right="none" fo:border-top="0.0007in solid #000000" fo:border-bottom="0.0007in solid #000000"/>
    </style:style>
    <style:style style:name="Table9.E1" style:family="table-cell">
      <style:table-cell-properties style:vertical-align="bottom"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C2" style:family="table-cell" style:data-style-name="N0">
      <style:table-cell-properties style:vertical-align="middle" fo:padding="0.0382in" fo:border-left="0.0007in solid #000000" fo:border-right="none" fo:border-top="none" fo:border-bottom="0.0007in solid #000000"/>
    </style:style>
    <style:style style:name="Table9.E2" style:family="table-cell">
      <style:table-cell-properties style:vertical-align="middle" fo:padding="0.0382in" fo:border-left="0.0007in solid #000000" fo:border-right="0.0007in solid #000000" fo:border-top="none" fo:border-bottom="0.0007in solid #000000"/>
    </style:style>
    <style:style style:name="Table10" style:family="table">
      <style:table-properties style:width="6.4021in" fo:margin-left="0.2257in" fo:margin-right="0.0722in" table:align="margins"/>
    </style:style>
    <style:style style:name="Table10.A" style:family="table-column">
      <style:table-column-properties style:column-width="1.3132in" style:rel-column-width="13446*"/>
    </style:style>
    <style:style style:name="Table10.B" style:family="table-column">
      <style:table-column-properties style:column-width="1.2882in" style:rel-column-width="13185*"/>
    </style:style>
    <style:style style:name="Table10.C" style:family="table-column">
      <style:table-column-properties style:column-width="0.625in" style:rel-column-width="6400*"/>
    </style:style>
    <style:style style:name="Table10.D" style:family="table-column">
      <style:table-column-properties style:column-width="0.541in" style:rel-column-width="5535*"/>
    </style:style>
    <style:style style:name="Table10.E" style:family="table-column">
      <style:table-column-properties style:column-width="2.6347in" style:rel-column-width="26969*"/>
    </style:style>
    <style:style style:name="Table10.A1" style:family="table-cell">
      <style:table-cell-properties style:vertical-align="bottom" fo:padding="0.0382in" fo:border-left="0.0007in solid #000000" fo:border-right="none" fo:border-top="0.0007in solid #000000" fo:border-bottom="0.0007in solid #000000"/>
    </style:style>
    <style:style style:name="Table10.E1" style:family="table-cell">
      <style:table-cell-properties style:vertical-align="bottom"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C2" style:family="table-cell" style:data-style-name="N0">
      <style:table-cell-properties style:vertical-align="middle" fo:padding="0.0382in" fo:border-left="0.0007in solid #000000" fo:border-right="none" fo:border-top="none" fo:border-bottom="0.0007in solid #000000"/>
    </style:style>
    <style:style style:name="Table10.E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style:width="6.4021in" fo:margin-left="0.2257in" fo:margin-right="0.0722in" table:align="margins"/>
    </style:style>
    <style:style style:name="Table11.A" style:family="table-column">
      <style:table-column-properties style:column-width="1.3132in" style:rel-column-width="13446*"/>
    </style:style>
    <style:style style:name="Table11.B" style:family="table-column">
      <style:table-column-properties style:column-width="1.1979in" style:rel-column-width="12265*"/>
    </style:style>
    <style:style style:name="Table11.C" style:family="table-column">
      <style:table-column-properties style:column-width="0.7153in" style:rel-column-width="7320*"/>
    </style:style>
    <style:style style:name="Table11.D" style:family="table-column">
      <style:table-column-properties style:column-width="0.541in" style:rel-column-width="5535*"/>
    </style:style>
    <style:style style:name="Table11.E" style:family="table-column">
      <style:table-column-properties style:column-width="2.6347in" style:rel-column-width="26969*"/>
    </style:style>
    <style:style style:name="Table11.A1" style:family="table-cell">
      <style:table-cell-properties style:vertical-align="bottom" fo:padding="0.0382in" fo:border-left="0.0007in solid #000000" fo:border-right="none" fo:border-top="0.0007in solid #000000" fo:border-bottom="0.0007in solid #000000"/>
    </style:style>
    <style:style style:name="Table11.E1" style:family="table-cell">
      <style:table-cell-properties style:vertical-align="bottom" fo:padding="0.0382in" fo:border="0.0007in solid #000000"/>
    </style:style>
    <style:style style:name="Table11.A2" style:family="table-cell">
      <style:table-cell-properties style:vertical-align="middle" fo:padding="0.0382in" fo:border-left="0.0007in solid #000000" fo:border-right="none" fo:border-top="none" fo:border-bottom="0.0007in solid #000000"/>
    </style:style>
    <style:style style:name="Table11.C2" style:family="table-cell" style:data-style-name="N0">
      <style:table-cell-properties style:vertical-align="middle" fo:padding="0.0382in" fo:border-left="0.0007in solid #000000" fo:border-right="none" fo:border-top="none" fo:border-bottom="0.0007in solid #000000"/>
    </style:style>
    <style:style style:name="Table11.E2" style:family="table-cell">
      <style:table-cell-properties style:vertical-align="middle" fo:padding="0.0382in" fo:border-left="0.0007in solid #000000" fo:border-right="0.0007in solid #000000" fo:border-top="none" fo:border-bottom="0.0007in solid #000000"/>
    </style:style>
    <style:style style:name="Table12" style:family="table">
      <style:table-properties style:width="6.4021in" fo:margin-left="0.2257in" fo:margin-right="0.0722in" table:align="margins"/>
    </style:style>
    <style:style style:name="Table12.A" style:family="table-column">
      <style:table-column-properties style:column-width="1.5847in" style:rel-column-width="16220*"/>
    </style:style>
    <style:style style:name="Table12.B" style:family="table-column">
      <style:table-column-properties style:column-width="1.0306in" style:rel-column-width="10548*"/>
    </style:style>
    <style:style style:name="Table12.C" style:family="table-column">
      <style:table-column-properties style:column-width="0.6118in" style:rel-column-width="6263*"/>
    </style:style>
    <style:style style:name="Table12.D" style:family="table-column">
      <style:table-column-properties style:column-width="0.541in" style:rel-column-width="5535*"/>
    </style:style>
    <style:style style:name="Table12.E" style:family="table-column">
      <style:table-column-properties style:column-width="2.6347in" style:rel-column-width="26969*"/>
    </style:style>
    <style:style style:name="Table12.A1" style:family="table-cell">
      <style:table-cell-properties style:vertical-align="bottom" fo:padding="0.0382in" fo:border-left="0.0007in solid #000000" fo:border-right="none" fo:border-top="0.0007in solid #000000" fo:border-bottom="0.0007in solid #000000"/>
    </style:style>
    <style:style style:name="Table12.E1" style:family="table-cell">
      <style:table-cell-properties style:vertical-align="bottom" fo:padding="0.0382in" fo:border="0.0007in solid #000000"/>
    </style:style>
    <style:style style:name="Table12.A2" style:family="table-cell">
      <style:table-cell-properties style:vertical-align="middle" fo:padding="0.0382in" fo:border-left="0.0007in solid #000000" fo:border-right="none" fo:border-top="none" fo:border-bottom="0.0007in solid #000000"/>
    </style:style>
    <style:style style:name="Table12.C2" style:family="table-cell" style:data-style-name="N0">
      <style:table-cell-properties style:vertical-align="middle" fo:padding="0.0382in" fo:border-left="0.0007in solid #000000" fo:border-right="none" fo:border-top="none" fo:border-bottom="0.0007in solid #000000"/>
    </style:style>
    <style:style style:name="Table12.E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6.525in" fo:margin-left="0.1125in" fo:margin-right="0.0625in" table:align="margins"/>
    </style:style>
    <style:style style:name="Table7.A" style:family="table-column">
      <style:table-column-properties style:column-width="0.7125in" style:rel-column-width="7153*"/>
    </style:style>
    <style:style style:name="Table7.B" style:family="table-column">
      <style:table-column-properties style:column-width="0.8174in" style:rel-column-width="8212*"/>
    </style:style>
    <style:style style:name="Table7.C" style:family="table-column">
      <style:table-column-properties style:column-width="1.3632in" style:rel-column-width="13693*"/>
    </style:style>
    <style:style style:name="Table7.D" style:family="table-column">
      <style:table-column-properties style:column-width="0.75in" style:rel-column-width="7531*"/>
    </style:style>
    <style:style style:name="Table7.E" style:family="table-column">
      <style:table-column-properties style:column-width="2.8819in" style:rel-column-width="28946*"/>
    </style:style>
    <style:style style:name="Table7.A1" style:family="table-cell">
      <style:table-cell-properties style:vertical-align="bottom" fo:padding="0.0382in" fo:border-left="0.0007in solid #000000" fo:border-right="none" fo:border-top="0.0007in solid #000000" fo:border-bottom="0.0007in solid #000000"/>
    </style:style>
    <style:style style:name="Table7.E1" style:family="table-cell">
      <style:table-cell-properties style:vertical-align="bottom"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E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4993in" fo:margin-left="0.1125in" fo:margin-right="0.0882in" table:align="margins"/>
    </style:style>
    <style:style style:name="Table3.A" style:family="table-column">
      <style:table-column-properties style:column-width="0.7799in" style:rel-column-width="7864*"/>
    </style:style>
    <style:style style:name="Table3.B" style:family="table-column">
      <style:table-column-properties style:column-width="1.4063in" style:rel-column-width="14179*"/>
    </style:style>
    <style:style style:name="Table3.C" style:family="table-column">
      <style:table-column-properties style:column-width="1.4319in" style:rel-column-width="14436*"/>
    </style:style>
    <style:style style:name="Table3.D" style:family="table-column">
      <style:table-column-properties style:column-width="0.8674in" style:rel-column-width="8744*"/>
    </style:style>
    <style:style style:name="Table3.E" style:family="table-column">
      <style:table-column-properties style:column-width="2.0146in" style:rel-column-width="20312*"/>
    </style:style>
    <style:style style:name="Table3.A1" style:family="table-cell">
      <style:table-cell-properties style:vertical-align="bottom" fo:padding="0.0382in" fo:border-left="0.0007in solid #000000" fo:border-right="none" fo:border-top="0.0007in solid #000000" fo:border-bottom="0.0007in solid #000000"/>
    </style:style>
    <style:style style:name="Table3.E1" style:family="table-cell">
      <style:table-cell-properties style:vertical-align="bottom"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E2" style:family="table-cell">
      <style:table-cell-properties style:vertical-align="middle" fo:padding="0.0382in" fo:border-left="0.0007in solid #000000" fo:border-right="0.0007in solid #000000" fo:border-top="none" fo:border-bottom="0.0007in solid #000000"/>
    </style:style>
    <style:style style:name="Table3.C4" style:family="table-cell">
      <style:table-cell-properties fo:padding="0.0382in" fo:border-left="0.0007in solid #000000" fo:border-right="none" fo:border-top="none" fo:border-bottom="0.0007in solid #000000"/>
    </style:style>
    <style:style style:name="Table3.E4" style:family="table-cell">
      <style:table-cell-properties fo:padding="0.0382in" fo:border-left="0.0007in solid #000000" fo:border-right="0.0007in solid #000000" fo:border-top="none" fo:border-bottom="0.0007in solid #000000"/>
    </style:style>
    <style:style style:name="Table3.11" style:family="table-row">
      <style:table-row-properties style:min-row-height="0.209in"/>
    </style:style>
    <style:style style:name="Table8" style:family="table">
      <style:table-properties style:width="6.4819in" fo:margin-left="0.1125in" fo:margin-right="0.1056in" table:align="margins"/>
    </style:style>
    <style:style style:name="Table8.A" style:family="table-column">
      <style:table-column-properties style:column-width="0.7861in" style:rel-column-width="7945*"/>
    </style:style>
    <style:style style:name="Table8.B" style:family="table-column">
      <style:table-column-properties style:column-width="1.0292in" style:rel-column-width="10402*"/>
    </style:style>
    <style:style style:name="Table8.C" style:family="table-column">
      <style:table-column-properties style:column-width="1.3625in" style:rel-column-width="13774*"/>
    </style:style>
    <style:style style:name="Table8.D" style:family="table-column">
      <style:table-column-properties style:column-width="1.134in" style:rel-column-width="11467*"/>
    </style:style>
    <style:style style:name="Table8.E" style:family="table-column">
      <style:table-column-properties style:column-width="2.1708in" style:rel-column-width="21947*"/>
    </style:style>
    <style:style style:name="Table8.A1" style:family="table-cell">
      <style:table-cell-properties style:vertical-align="bottom" fo:padding="0.0382in" fo:border-left="0.0007in solid #000000" fo:border-right="none" fo:border-top="0.0007in solid #000000" fo:border-bottom="0.0007in solid #000000"/>
    </style:style>
    <style:style style:name="Table8.E1" style:family="table-cell">
      <style:table-cell-properties style:vertical-align="bottom"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E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5.8938in" fo:margin-left="0.2403in" fo:margin-right="0.566in" table:align="margins"/>
    </style:style>
    <style:style style:name="Table5.A" style:family="table-column">
      <style:table-column-properties style:column-width="0.9569in" style:rel-column-width="10643*"/>
    </style:style>
    <style:style style:name="Table5.B" style:family="table-column">
      <style:table-column-properties style:column-width="1.3132in" style:rel-column-width="14600*"/>
    </style:style>
    <style:style style:name="Table5.C" style:family="table-column">
      <style:table-column-properties style:column-width="1.8347in" style:rel-column-width="20402*"/>
    </style:style>
    <style:style style:name="Table5.D" style:family="table-column">
      <style:table-column-properties style:column-width="0.6819in" style:rel-column-width="7586*"/>
    </style:style>
    <style:style style:name="Table5.E" style:family="table-column">
      <style:table-column-properties style:column-width="1.1063in" style:rel-column-width="12304*"/>
    </style:style>
    <style:style style:name="Table5.A1" style:family="table-cell">
      <style:table-cell-properties style:vertical-align="bottom" fo:padding="0.0382in" fo:border-left="0.0007in solid #000000" fo:border-right="none" fo:border-top="0.0007in solid #000000" fo:border-bottom="0.0007in solid #000000"/>
    </style:style>
    <style:style style:name="Table5.E1" style:family="table-cell">
      <style:table-cell-properties style:vertical-align="bottom"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C2" style:family="table-cell">
      <style:table-cell-properties fo:padding="0.0382in" fo:border-left="0.0007in solid #000000" fo:border-right="none" fo:border-top="none" fo:border-bottom="0.0007in solid #000000"/>
    </style:style>
    <style:style style:name="Table5.E2" style:family="table-cell">
      <style:table-cell-properties style:vertical-align="middle" fo:padding="0.0382in" fo:border-left="0.0007in solid #000000" fo:border-right="0.0007in solid #000000" fo:border-top="none" fo:border-bottom="0.0007in solid #000000"/>
    </style:style>
    <style:style style:name="Table5.4" style:family="table-row">
      <style:table-row-properties style:min-row-height="0.209in"/>
    </style:style>
    <style:style style:name="Table5.5" style:family="table-row">
      <style:table-row-properties style:min-row-height="0.2222in"/>
    </style:style>
    <style:style style:name="Table6" style:family="table">
      <style:table-properties style:width="5.9951in" fo:margin-left="0.2403in" fo:margin-right="0.4646in" table:align="margins"/>
    </style:style>
    <style:style style:name="Table6.A" style:family="table-column">
      <style:table-column-properties style:column-width="1.3542in" style:rel-column-width="14801*"/>
    </style:style>
    <style:style style:name="Table6.B" style:family="table-column">
      <style:table-column-properties style:column-width="1.3597in" style:rel-column-width="14860*"/>
    </style:style>
    <style:style style:name="Table6.C" style:family="table-column">
      <style:table-column-properties style:column-width="1.509in" style:rel-column-width="16498*"/>
    </style:style>
    <style:style style:name="Table6.D" style:family="table-column">
      <style:table-column-properties style:column-width="1.7722in" style:rel-column-width="19376*"/>
    </style:style>
    <style:style style:name="Table6.A1" style:family="table-cell">
      <style:table-cell-properties style:vertical-align="bottom" fo:padding="0.0382in" fo:border-left="0.0007in solid #000000" fo:border-right="none" fo:border-top="0.0007in solid #000000" fo:border-bottom="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5" style:family="table-row">
      <style:table-row-properties style:min-row-height="0.209in"/>
    </style:style>
    <style:style style:name="Table6.6" style:family="table-row">
      <style:table-row-properties style:min-row-height="0.2222in"/>
    </style:style>
    <style:style style:name="P1" style:family="paragraph" style:parent-style-name="Footer">
      <style:paragraph-properties fo:text-align="center" style:justify-single-word="false"/>
      <style:text-properties style:font-name="Arial" fo:font-size="8pt" style:font-size-asian="8pt" style:font-size-complex="8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paragraph-properties fo:text-align="center" style:justify-single-word="false"/>
      <style:text-properties style:font-name="Arial" fo:font-size="10pt" style:font-size-asian="10pt" style:font-size-complex="10pt"/>
    </style:style>
    <style:style style:name="P4" style:family="paragraph" style:parent-style-name="Standard">
      <style:paragraph-properties fo:text-align="start" style:justify-single-word="false"/>
      <style:text-properties style:font-name="Arial" fo:font-size="10pt" style:font-size-asian="10pt" style:font-size-complex="10pt"/>
    </style:style>
    <style:style style:name="P5" style:family="paragraph" style:parent-style-name="Standard">
      <style:paragraph-properties style:line-spacing="0.0299in" fo:text-align="start" style:justify-single-word="false"/>
      <style:text-properties style:font-name="Arial" fo:font-size="10pt" style:font-size-asian="10pt" style:font-size-complex="10pt"/>
    </style:style>
    <style:style style:name="P6" style:family="paragraph" style:parent-style-name="Standard">
      <style:paragraph-properties style:line-spacing="0.0201in" fo:text-align="start" style:justify-single-word="false"/>
      <style:text-properties style:font-name="Arial" fo:font-size="10pt" style:font-size-asian="10pt" style:font-size-complex="10pt"/>
    </style:style>
    <style:style style:name="P7" style:family="paragraph" style:parent-style-name="Standard">
      <style:paragraph-properties style:line-spacing="0.0201in" fo:text-align="center" style:justify-single-word="false"/>
      <style:text-properties style:font-name="Arial" fo:font-size="10pt" style:font-size-asian="10pt" style:font-size-complex="10pt"/>
    </style:style>
    <style:style style:name="P8" style:family="paragraph" style:parent-style-name="Standard">
      <style:paragraph-properties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text-align="center" style:justify-single-word="false"/>
      <style:text-properties style:font-name="Arial" fo:font-size="18pt" style:font-size-asian="18pt" style:font-size-complex="18pt"/>
    </style:style>
    <style:style style:name="P11" style:family="paragraph" style:parent-style-name="Standard">
      <style:paragraph-properties fo:text-align="start" style:justify-single-word="false"/>
      <style:text-properties style:text-position="0% 100%" style:font-name="Arial" fo:font-size="10pt" fo:font-style="normal" fo:font-weight="normal" style:font-name-asian="Cambria Math" style:font-size-asian="10pt" style:font-style-asian="normal" style:font-weight-asian="normal" style:font-name-complex="Cambria Math" style:font-size-complex="10pt" style:font-style-complex="normal" style:font-weight-complex="normal"/>
    </style:style>
    <style:style style:name="P12" style:family="paragraph" style:parent-style-name="Standard">
      <style:paragraph-properties style:line-spacing="0.0201in" fo:text-align="start" style:justify-single-word="false"/>
      <style:text-properties style:font-name="Courier New" fo:font-size="10pt" style:font-size-asian="10pt" style:font-size-complex="10pt"/>
    </style:style>
    <style:style style:name="P13" style:family="paragraph" style:parent-style-name="Table_20_Heading">
      <style:text-properties style:font-name="Arial" fo:font-size="10pt" style:font-size-asian="10pt" style:font-size-complex="10pt"/>
    </style:style>
    <style:style style:name="P14" style:family="paragraph" style:parent-style-name="Table_20_Heading">
      <style:paragraph-properties fo:text-align="center" style:justify-single-word="false"/>
      <style:text-properties style:font-name="Arial" fo:font-size="10pt" style:font-size-asian="10pt" style:font-size-complex="10pt"/>
    </style:style>
    <style:style style:name="P15" style:family="paragraph" style:parent-style-name="Table_20_Heading">
      <style:text-properties style:font-name="Arial" fo:font-size="9pt" style:font-size-asian="9pt" style:font-size-complex="9pt"/>
    </style:style>
    <style:style style:name="P16" style:family="paragraph" style:parent-style-name="Table_20_Heading">
      <style:paragraph-properties fo:text-align="center" style:justify-single-word="false"/>
      <style:text-properties style:font-name="Arial" fo:font-size="9pt" style:font-size-asian="9pt" style:font-size-complex="9pt"/>
    </style:style>
    <style:style style:name="P17" style:family="paragraph" style:parent-style-name="Table_20_Heading">
      <style:text-properties style:font-name="Courier New" fo:font-size="10pt" style:font-size-asian="10pt" style:font-size-complex="10pt"/>
    </style:style>
    <style:style style:name="P18" style:family="paragraph" style:parent-style-name="Table_20_Heading">
      <style:text-properties style:font-name="Courier New" fo:font-size="9pt" style:font-size-asian="9pt" style:font-size-complex="9pt"/>
    </style:style>
    <style:style style:name="P19" style:family="paragraph" style:parent-style-name="Table_20_Contents">
      <style:paragraph-properties fo:text-align="center" style:justify-single-word="false"/>
      <style:text-properties style:font-name="Arial" fo:font-size="8pt" style:font-size-asian="8pt" style:font-size-complex="8pt"/>
    </style:style>
    <style:style style:name="P20" style:family="paragraph" style:parent-style-name="Table_20_Contents">
      <style:paragraph-properties fo:text-align="start" style:justify-single-word="false"/>
      <style:text-properties style:font-name="Arial" fo:font-size="8pt" style:font-size-asian="8pt" style:font-size-complex="8pt"/>
    </style:style>
    <style:style style:name="P21" style:family="paragraph" style:parent-style-name="Table_20_Contents">
      <style:paragraph-properties fo:text-align="center" style:justify-single-word="false"/>
      <style:text-properties style:font-name="Arial" fo:font-size="8pt" fo:font-style="normal" style:font-size-asian="8pt" style:font-style-asian="normal" style:font-size-complex="8pt" style:font-style-complex="normal"/>
    </style:style>
    <style:style style:name="P22" style:family="paragraph" style:parent-style-name="Table_20_Contents">
      <style:paragraph-properties fo:text-align="start" style:justify-single-word="false"/>
      <style:text-properties style:font-name="Arial" fo:font-size="8pt" fo:font-style="normal" style:font-size-asian="8pt" style:font-style-asian="normal" style:font-size-complex="8pt" style:font-style-complex="normal"/>
    </style:style>
    <style:style style:name="P23" style:family="paragraph" style:parent-style-name="Table_20_Contents">
      <style:paragraph-properties fo:text-align="start" style:justify-single-word="false"/>
      <style:text-properties style:font-name="Arial" fo:font-size="9pt" style:font-size-asian="9pt" style:font-size-complex="9pt"/>
    </style:style>
    <style:style style:name="P24" style:family="paragraph" style:parent-style-name="Table_20_Contents">
      <style:paragraph-properties fo:text-align="center" style:justify-single-word="false"/>
      <style:text-properties style:font-name="Arial" fo:font-size="10pt" style:font-size-asian="10pt" style:font-size-complex="10pt"/>
    </style:style>
    <style:style style:name="P25" style:family="paragraph" style:parent-style-name="Table_20_Contents">
      <style:paragraph-properties fo:text-align="center" style:justify-single-word="false"/>
      <style:text-properties style:font-name="Courier New" fo:font-size="8pt" style:font-size-asian="8pt" style:font-size-complex="8pt"/>
    </style:style>
    <style:style style:name="P26" style:family="paragraph" style:parent-style-name="Table_20_Contents">
      <style:paragraph-properties fo:text-align="start" style:justify-single-word="false"/>
      <style:text-properties style:font-name="Courier New" fo:font-size="8pt" style:font-size-asian="8pt" style:font-size-complex="8pt"/>
    </style:style>
    <style:style style:name="P27" style:family="paragraph" style:parent-style-name="Table_20_Contents">
      <style:paragraph-properties fo:text-align="center" style:justify-single-word="false"/>
      <style:text-properties style:font-name="Courier New" fo:font-size="8pt" fo:font-weight="normal" style:font-size-asian="8pt" style:font-weight-asian="normal" style:font-size-complex="8pt" style:font-weight-complex="normal"/>
    </style:style>
    <style:style style:name="P28" style:family="paragraph" style:parent-style-name="Table_20_Contents">
      <style:paragraph-properties fo:text-align="center" style:justify-single-word="false"/>
      <style:text-properties style:font-name="Courier New" fo:font-size="9pt" style:font-size-asian="9pt" style:font-size-complex="9pt"/>
    </style:style>
    <style:style style:name="P29" style:family="paragraph" style:parent-style-name="Table_20_Contents">
      <style:paragraph-properties fo:text-align="start" style:justify-single-word="false"/>
      <style:text-properties style:font-name="Courier New" fo:font-size="9pt" style:font-size-asian="9pt" style:font-size-complex="9pt"/>
    </style:style>
    <style:style style:name="P30" style:family="paragraph" style:parent-style-name="Table_20_Contents">
      <style:paragraph-properties fo:text-align="start" style:justify-single-word="false"/>
      <style:text-properties fo:font-variant="normal" fo:text-transform="none" fo:color="#000000" style:font-name="Courier New1" fo:font-size="8pt" fo:letter-spacing="normal" fo:font-style="normal" fo:font-weight="normal" style:font-size-asian="8pt" style:font-weight-asian="bold" style:font-size-complex="8pt" style:font-weight-complex="bold"/>
    </style:style>
    <style:style style:name="P31" style:family="paragraph" style:parent-style-name="Table_20_Contents">
      <style:paragraph-properties fo:text-align="start" style:justify-single-word="false"/>
      <style:text-properties fo:font-variant="normal" fo:text-transform="none" fo:color="#000000" style:font-name="Arial" fo:font-size="9pt" fo:letter-spacing="normal" fo:font-style="normal" fo:font-weight="normal" style:font-size-asian="9pt" style:font-size-complex="9pt"/>
    </style:style>
    <style:style style:name="P32" style:family="paragraph" style:parent-style-name="Table_20_Contents">
      <style:paragraph-properties fo:margin-left="0.0035in" fo:margin-right="-0.0299in" fo:text-align="start" style:justify-single-word="false" fo:text-indent="0in" style:auto-text-indent="false"/>
      <style:text-properties style:font-name="Courier New" fo:font-size="8pt" style:font-size-asian="8pt" style:font-size-complex="8pt"/>
    </style:style>
    <style:style style:name="P33" style:family="paragraph" style:parent-style-name="Table_20_Contents">
      <style:paragraph-properties fo:margin-left="0.0035in" fo:margin-right="-0.0299in" fo:text-align="center" style:justify-single-word="false" fo:text-indent="0in" style:auto-text-indent="false"/>
      <style:text-properties style:font-name="Cambria" fo:font-size="14pt" style:font-size-asian="14pt" style:font-size-complex="14pt"/>
    </style:style>
    <style:style style:name="P34" style:family="paragraph" style:parent-style-name="Table_20_Contents">
      <style:paragraph-properties fo:margin-left="0.0035in" fo:margin-right="-0.0299in" fo:text-align="center" style:justify-single-word="false" fo:text-indent="0in" style:auto-text-indent="false"/>
      <style:text-properties style:font-name="ParkAvenue BT" fo:font-size="18pt" style:font-size-asian="18pt" style:font-size-complex="18pt"/>
    </style:style>
    <style:style style:name="P35" style:family="paragraph" style:parent-style-name="Table_20_Contents">
      <style:paragraph-properties fo:margin-left="0.0035in" fo:margin-right="-0.0299in" fo:text-align="center" style:justify-single-word="false" fo:text-indent="0in" style:auto-text-indent="false"/>
      <style:text-properties style:font-name="ParkAvenue BT" fo:font-size="14pt" style:font-size-asian="14pt" style:font-size-complex="14pt"/>
    </style:style>
    <style:style style:name="P36" style:family="paragraph" style:parent-style-name="Table_20_Contents">
      <style:paragraph-properties fo:margin-left="0.0035in" fo:margin-right="-0.0299in" fo:text-align="center" style:justify-single-word="false" fo:text-indent="0in" style:auto-text-indent="false"/>
      <style:text-properties style:font-name="Times New Roman" fo:font-size="14pt" fo:font-style="italic" style:font-size-asian="14pt" style:font-style-asian="italic" style:font-size-complex="14pt" style:font-style-complex="italic"/>
    </style:style>
    <style:style style:name="P37" style:family="paragraph" style:parent-style-name="Table_20_Contents">
      <style:paragraph-properties fo:margin-left="0.0035in" fo:margin-right="-0.0299in" fo:text-align="center" style:justify-single-word="false" fo:text-indent="0in" style:auto-text-indent="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8" style:family="paragraph" style:parent-style-name="Table_20_Contents">
      <style:paragraph-properties fo:margin-left="0.0035in" fo:margin-right="-0.0299in" fo:text-align="center" style:justify-single-word="false" fo:text-indent="0in" style:auto-text-indent="false"/>
      <style:text-properties style:font-name="Arial" fo:font-size="8pt" fo:font-style="normal" style:font-size-asian="8pt" style:font-style-asian="normal" style:font-size-complex="8pt" style:font-style-complex="normal"/>
    </style:style>
    <style:style style:name="P39" style:family="paragraph" style:parent-style-name="Table_20_Contents">
      <style:paragraph-properties fo:margin-left="0.0035in" fo:margin-right="-0.0299in" fo:margin-top="0.0799in" fo:margin-bottom="0in" fo:text-align="center" style:justify-single-word="false" fo:text-indent="0in" style:auto-text-indent="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40" style:family="paragraph" style:parent-style-name="Table_20_Contents">
      <style:paragraph-properties fo:margin-left="0.0035in" fo:margin-right="-0.0299in" fo:margin-top="0.0402in" fo:margin-bottom="0in" fo:text-align="center" style:justify-single-word="false" fo:text-indent="0in" style:auto-text-indent="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top="0.0402in" fo:margin-bottom="0in" style:line-spacing="0.0299in" fo:text-align="start" style:justify-single-word="false"/>
      <style:text-properties style:font-name="Arial" fo:font-size="10pt" style:font-size-asian="10pt" style:font-size-complex="10pt"/>
    </style:style>
    <style:style style:name="P42" style:family="paragraph" style:parent-style-name="Standard">
      <style:paragraph-properties fo:margin-top="0.0598in" fo:margin-bottom="0in" fo:text-align="start" style:justify-single-word="false"/>
      <style:text-properties style:font-name="Arial" fo:font-size="10pt" style:font-size-asian="10pt" style:font-size-complex="10pt"/>
    </style:style>
    <style:style style:name="P43" style:family="paragraph" style:parent-style-name="Standard">
      <style:paragraph-properties fo:margin-top="0.0598in" fo:margin-bottom="0in" style:line-spacing="0.0201in" fo:text-align="start" style:justify-single-word="false"/>
      <style:text-properties style:font-name="Arial" fo:font-size="10pt" style:font-size-asian="10pt" style:font-size-complex="10pt"/>
    </style:style>
    <style:style style:name="P44" style:family="paragraph" style:parent-style-name="Standard">
      <style:paragraph-properties fo:margin-top="0.0799in" fo:margin-bottom="0in" fo:text-align="center" style:justify-single-word="false"/>
      <style:text-properties style:font-name="Arial" fo:font-size="10pt" style:font-size-asian="10pt" style:font-size-complex="10pt"/>
    </style:style>
    <style:style style:name="P45" style:family="paragraph" style:parent-style-name="Standard">
      <style:paragraph-properties fo:margin-top="0.0799in" fo:margin-bottom="0in" style:line-spacing="0.0299in" fo:text-align="start" style:justify-single-word="false"/>
      <style:text-properties style:font-name="Arial" fo:font-size="10pt" style:font-size-asian="10pt" style:font-size-complex="10pt"/>
    </style:style>
    <style:style style:name="P46" style:family="paragraph" style:parent-style-name="Standard">
      <style:paragraph-properties fo:margin-top="0.0799in" fo:margin-bottom="0in" style:line-spacing="0.0201in" fo:text-align="start" style:justify-single-word="false"/>
      <style:text-properties style:font-name="Arial" fo:font-size="10pt" style:font-size-asian="10pt" style:font-size-complex="10pt"/>
    </style:style>
    <style:style style:name="P47" style:family="paragraph" style:parent-style-name="Standard">
      <style:paragraph-properties fo:margin-top="0.0799in" fo:margin-bottom="0in" fo:text-align="start" style:justify-single-word="false"/>
      <style:text-properties style:font-name="Arial" fo:font-size="10pt" style:font-size-asian="10pt" style:font-size-complex="10pt"/>
    </style:style>
    <style:style style:name="P48" style:family="paragraph" style:parent-style-name="Standard">
      <style:paragraph-properties fo:margin-top="0.0799in" fo:margin-bottom="0in" style:line-spacing="0.0201in"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9" style:family="paragraph" style:parent-style-name="Standard">
      <style:paragraph-properties fo:margin-top="0.0799in" fo:margin-bottom="0in" fo:text-align="center" style:justify-single-word="false"/>
      <style:text-properties style:font-name="Arial" fo:font-size="12pt" style:font-size-asian="12pt" style:font-size-complex="12pt"/>
    </style:style>
    <style:style style:name="P50" style:family="paragraph" style:parent-style-name="Standard">
      <style:paragraph-properties fo:margin-top="0.0799in" fo:margin-bottom="0in" fo:text-align="start" style:justify-single-word="false"/>
      <style:text-properties style:text-position="0% 100%" style:font-name="Arial" fo:font-size="10pt" fo:font-style="normal" fo:font-weight="normal" style:font-name-asian="Cambria Math" style:font-size-asian="10pt" style:font-style-asian="normal" style:font-weight-asian="normal" style:font-name-complex="Cambria Math" style:font-size-complex="10pt" style:font-style-complex="normal" style:font-weight-complex="normal"/>
    </style:style>
    <style:style style:name="P51" style:family="paragraph" style:parent-style-name="Standard">
      <style:paragraph-properties fo:margin-top="0.0799in" fo:margin-bottom="0in" style:line-spacing="0.0201in"/>
      <style:text-properties fo:font-size="10pt" style:font-size-asian="10pt" style:font-size-complex="10pt"/>
    </style:style>
    <style:style style:name="P52" style:family="paragraph" style:parent-style-name="Text_20_body">
      <style:paragraph-properties fo:margin-top="0.0799in" fo:margin-bottom="0in" style:line-spacing="0.0201in" fo:text-align="start" style:justify-single-word="false"/>
      <style:text-properties style:font-name="Arial" fo:font-size="10pt" style:font-size-asian="10pt" style:font-size-complex="10pt"/>
    </style:style>
    <style:style style:name="P53" style:family="paragraph" style:parent-style-name="Text_20_body">
      <style:paragraph-properties fo:margin-top="0.0799in" fo:margin-bottom="0in" style:line-spacing="0.0201in" fo:text-align="start" style:justify-single-word="false"/>
      <style:text-properties style:font-name="Courier New" fo:font-size="10pt" style:font-size-asian="10pt" style:font-size-complex="10pt"/>
    </style:style>
    <style:style style:name="P54" style:family="paragraph" style:parent-style-name="Standard">
      <style:paragraph-properties fo:margin-top="0.0201in" fo:margin-bottom="0in" style:line-spacing="0.0201in" fo:text-align="start" style:justify-single-word="false"/>
      <style:text-properties style:font-name="Arial" fo:font-size="10pt" style:font-size-asian="10pt" style:font-size-complex="10pt"/>
    </style:style>
    <style:style style:name="P55" style:family="paragraph" style:parent-style-name="Standard">
      <style:paragraph-properties fo:margin-top="0.0201in" fo:margin-bottom="0in" style:line-spacing="0.0201in" fo:text-align="start" style:justify-single-word="false"/>
      <style:text-properties style:font-name="Courier New" fo:font-size="10pt" style:font-size-asian="10pt" style:font-size-complex="10pt"/>
    </style:style>
    <style:style style:name="P56" style:family="paragraph" style:parent-style-name="Standard">
      <style:paragraph-properties fo:margin-top="0.1in" fo:margin-bottom="0in" style:line-spacing="0.0201in" fo:text-align="start" style:justify-single-word="false"/>
      <style:text-properties style:font-name="Arial" fo:font-size="10pt" style:font-size-asian="10pt" style:font-size-complex="10pt"/>
    </style:style>
    <style:style style:name="P57" style:family="paragraph" style:parent-style-name="Standard">
      <style:paragraph-properties fo:margin-top="0.1201in" fo:margin-bottom="0in" style:line-spacing="0.0201in" fo:text-align="start" style:justify-single-word="false"/>
      <style:text-properties style:font-name="Arial" fo:font-size="10pt" style:font-size-asian="10pt" style:font-size-complex="10pt"/>
    </style:style>
    <style:style style:name="P58" style:family="paragraph" style:parent-style-name="Preformatted_20_Text">
      <style:paragraph-properties fo:text-align="start" style:justify-single-word="false"/>
      <style:text-properties fo:font-variant="normal" fo:text-transform="none" fo:color="#000000" style:font-name="Courier New1" fo:font-size="8pt" fo:letter-spacing="normal" fo:font-style="normal" fo:font-weight="normal" style:font-size-asian="8pt" style:font-size-complex="8pt"/>
    </style:style>
    <style:style style:name="P59" style:family="paragraph" style:parent-style-name="Preformatted_20_Text">
      <style:paragraph-properties fo:text-align="start" style:justify-single-word="false"/>
      <style:text-properties fo:font-variant="normal" fo:text-transform="none" fo:color="#000000" style:font-name="Courier New1" fo:font-size="8pt" fo:letter-spacing="normal" fo:font-style="normal" fo:font-weight="normal" style:font-name-asian="NewCenturySchlbk-Roman" style:font-size-asian="8pt" style:font-name-complex="NewCenturySchlbk-Roman" style:font-size-complex="8pt"/>
    </style:style>
    <style:style style:name="P60" style:family="paragraph" style:parent-style-name="Text_20_body">
      <style:paragraph-properties fo:margin-top="0in" fo:margin-bottom="0in" style:line-spacing="0.0201in" fo:text-align="start" style:justify-single-word="false"/>
      <style:text-properties style:font-name="Arial" fo:font-size="10pt" style:font-size-asian="10pt" style:font-size-complex="10pt"/>
    </style:style>
    <style:style style:name="P61" style:family="paragraph" style:parent-style-name="Standard">
      <style:paragraph-properties fo:margin-top="0.0799in" fo:margin-bottom="0.1in"/>
      <style:text-properties style:font-name="Arial" fo:font-size="10pt" style:font-size-asian="10pt" style:font-size-complex="10pt"/>
    </style:style>
    <style:style style:name="P62" style:family="paragraph" style:parent-style-name="Preformatted_20_Text">
      <style:paragraph-properties fo:margin-left="0.4902in" fo:margin-right="0in" fo:margin-top="0.0799in" fo:margin-bottom="0in" style:line-spacing="0.0201in" fo:text-align="start" style:justify-single-word="false" fo:text-indent="0in" style:auto-text-indent="false"/>
      <style:text-properties fo:font-variant="normal" fo:text-transform="none" fo:color="#000000" style:font-name="Courier New" fo:font-size="9pt" fo:letter-spacing="normal" fo:font-style="normal" fo:font-weight="normal" style:font-size-asian="9pt" style:font-size-complex="9pt"/>
    </style:style>
    <style:style style:name="P63" style:family="paragraph" style:parent-style-name="Preformatted_20_Text">
      <style:paragraph-properties fo:margin-left="0in" fo:margin-right="0in" fo:margin-top="0.0799in" fo:margin-bottom="0in" style:line-spacing="0.0201in" fo:text-align="start" style:justify-single-word="false"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4" style:family="paragraph" style:parent-style-name="Text_20_body">
      <style:paragraph-properties fo:margin-left="0in" fo:margin-right="0in" fo:text-align="start" style:justify-single-word="false" fo:text-indent="0in" style:auto-text-indent="false"/>
      <style:text-properties style:font-name="Arial" fo:font-size="10pt" style:font-size-asian="10pt" style:font-size-complex="10pt"/>
    </style:style>
    <style:style style:name="P65" style:family="paragraph" style:parent-style-name="Standard">
      <style:paragraph-properties fo:margin-top="0.1598in" fo:margin-bottom="0in" style:line-spacing="0.0201in" fo:text-align="start" style:justify-single-word="false"/>
      <style:text-properties style:font-name="Arial" fo:font-size="10pt" style:font-size-asian="10pt" style:font-size-complex="10pt"/>
    </style:style>
    <style:style style:name="P66" style:family="paragraph" style:parent-style-name="Text_20_body">
      <style:text-properties style:font-name="Arial" fo:font-size="10pt" style:font-size-asian="10pt" style:font-size-complex="10pt"/>
    </style:style>
    <style:style style:name="P67" style:family="paragraph" style:parent-style-name="Text_20_body">
      <style:paragraph-properties fo:margin-left="0.4902in" fo:margin-right="0in" fo:text-align="start" style:justify-single-word="false" fo:text-indent="-0.25in" style:auto-text-indent="false"/>
      <style:text-properties style:font-name="Arial" fo:font-size="10pt" style:font-size-asian="10pt" style:font-size-complex="10pt"/>
    </style:style>
    <style:style style:name="P68" style:family="paragraph" style:parent-style-name="Standard">
      <style:paragraph-properties fo:margin-left="0.4902in" fo:margin-right="0in" fo:margin-top="0.0799in" fo:margin-bottom="0in" fo:text-align="center" style:justify-single-word="false" fo:text-indent="-0.25in" style:auto-text-indent="false"/>
      <style:text-properties style:font-name="Arial" fo:font-size="10pt" style:font-size-asian="10pt" style:font-size-complex="10pt"/>
    </style:style>
    <style:style style:name="P69" style:family="paragraph" style:parent-style-name="Text_20_body">
      <style:paragraph-properties fo:margin-left="0.4902in" fo:margin-right="0in" fo:text-indent="-0.4902in" style:auto-text-indent="false">
        <style:tab-stops/>
      </style:paragraph-properties>
      <style:text-properties style:font-name="Arial" fo:font-size="10pt" style:font-size-asian="10pt" style:font-size-complex="10pt"/>
    </style:style>
    <style:style style:name="P70" style:family="paragraph" style:parent-style-name="Standard">
      <style:paragraph-properties fo:margin-top="0.0799in" fo:margin-bottom="0.0799in" style:line-spacing="0.0201in" fo:text-align="center" style:justify-single-word="false"/>
      <style:text-properties style:font-name="Courier New" fo:font-size="8pt" style:font-size-asian="8pt" style:font-size-complex="8pt"/>
    </style:style>
    <style:style style:name="P71" style:family="paragraph" style:parent-style-name="Contents_20_1">
      <style:paragraph-properties>
        <style:tab-stops>
          <style:tab-stop style:position="6.7in" style:type="right" style:leader-style="dotted" style:leader-text="."/>
        </style:tab-stops>
      </style:paragraph-properties>
    </style:style>
    <style:style style:name="P72" style:family="paragraph" style:parent-style-name="Heading_20_1">
      <style:paragraph-properties fo:text-align="start" style:justify-single-word="false"/>
      <style:text-properties style:font-name="Arial" fo:font-size="16pt" style:font-size-asian="16pt" style:font-size-complex="16pt"/>
    </style:style>
    <style:style style:name="P73" style:family="paragraph" style:parent-style-name="Heading_20_1">
      <style:paragraph-properties style:line-spacing="0.0201in" fo:text-align="start" style:justify-single-word="false"/>
      <style:text-properties style:font-name="Arial" fo:font-size="16pt" style:font-size-asian="16pt" style:font-size-complex="16pt"/>
    </style:style>
    <style:style style:name="P74" style:family="paragraph" style:parent-style-name="Heading_20_1">
      <style:paragraph-properties style:line-spacing="0.0299in" fo:text-align="start" style:justify-single-word="false"/>
      <style:text-properties style:font-name="Arial" fo:font-size="16pt" style:font-size-asian="16pt" style:font-size-complex="16pt"/>
    </style:style>
    <style:style style:name="P75" style:family="paragraph" style:parent-style-name="Heading_20_1">
      <style:paragraph-properties fo:margin-top="0.3098in" fo:margin-bottom="0.0799in"/>
    </style:style>
    <style:style style:name="P76" style:family="paragraph" style:parent-style-name="Heading_20_1">
      <style:paragraph-properties fo:margin-top="0.1701in" fo:margin-bottom="0.1598in"/>
    </style:style>
    <style:style style:name="P77" style:family="paragraph" style:parent-style-name="Heading_20_1" style:list-style-name="">
      <style:paragraph-properties fo:margin-left="0.4902in" fo:margin-right="0in" fo:text-align="center" style:justify-single-word="false" fo:text-indent="-0.25in" style:auto-text-indent="false" fo:break-before="page"/>
      <style:text-properties style:font-name="Arial" fo:font-size="16pt" style:font-size-asian="16pt" style:font-size-complex="16pt"/>
    </style:style>
    <style:style style:name="P78" style:family="paragraph" style:parent-style-name="Heading_20_1" style:list-style-name="">
      <style:paragraph-properties fo:text-align="center" style:justify-single-word="false" fo:break-before="page"/>
    </style:style>
    <style:style style:name="P79" style:family="paragraph" style:parent-style-name="Text_20_body" style:list-style-name="L1">
      <style:paragraph-properties fo:margin-left="0.4902in" fo:margin-right="0in" fo:text-indent="-0.4902in" style:auto-text-indent="false">
        <style:tab-stops/>
      </style:paragraph-properties>
      <style:text-properties style:font-name="Arial" fo:font-size="10pt" style:font-size-asian="10pt" style:font-size-complex="10pt"/>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style:font-name-asian="Symbol" style:font-name-complex="Symbol"/>
    </style:style>
    <style:style style:name="T8" style:family="text">
      <style:text-properties style:text-position="sub 58%" style:font-name-asian="Cambria Math" style:font-name-complex="Cambria Math"/>
    </style:style>
    <style:style style:name="T9" style:family="text">
      <style:text-properties style:text-position="sub 58%" fo:font-style="normal" style:font-name-asian="Cambria Math" style:font-style-asian="normal" style:font-name-complex="Cambria Math" style:font-style-complex="normal"/>
    </style:style>
    <style:style style:name="T10" style:family="text">
      <style:text-properties style:text-position="sub 58%" fo:font-size="10pt" style:font-size-asian="10pt" style:font-size-complex="10pt"/>
    </style:style>
    <style:style style:name="T11" style:family="text">
      <style:text-properties style:text-position="super 58%"/>
    </style:style>
    <style:style style:name="T12" style:family="text">
      <style:text-properties style:text-position="super 58%" style:font-name="Cambria"/>
    </style:style>
    <style:style style:name="T13" style:family="text">
      <style:text-properties style:text-position="super 58%" style:font-name="Cambria" fo:font-style="normal" style:font-name-asian="Cambria Math" style:font-style-asian="normal" style:font-name-complex="Cambria Math" style:font-style-complex="normal"/>
    </style:style>
    <style:style style:name="T14" style:family="text">
      <style:text-properties style:text-position="super 58%" style:font-name="Cambria" fo:font-size="14pt" style:font-name-asian="Cambria Math" style:font-size-asian="14pt" style:font-name-complex="Cambria Math" style:font-size-complex="14pt"/>
    </style:style>
    <style:style style:name="T15" style:family="text">
      <style:text-properties style:text-position="super 58%" style:font-name="Cambria" fo:font-size="14pt" style:font-size-asian="14pt" style:font-size-complex="14pt"/>
    </style:style>
    <style:style style:name="T16" style:family="text">
      <style:text-properties style:text-position="super 58%" style:font-name="Cambria" fo:font-size="14pt" fo:font-style="normal" style:font-size-asian="14pt" style:font-style-asian="normal" style:font-size-complex="14pt" style:font-style-complex="normal"/>
    </style:style>
    <style:style style:name="T17" style:family="text">
      <style:text-properties style:text-position="super 58%" style:font-name="Times New Roman" fo:font-style="italic" style:font-style-asian="italic" style:font-style-complex="italic"/>
    </style:style>
    <style:style style:name="T18" style:family="text">
      <style:text-properties style:text-position="super 58%" style:font-name-asian="Cambria Math" style:font-name-complex="Cambria Math"/>
    </style:style>
    <style:style style:name="T19" style:family="text">
      <style:text-properties style:text-position="super 58%" style:font-name="Arial"/>
    </style:style>
    <style:style style:name="T20" style:family="text">
      <style:text-properties fo:font-size="12pt" style:font-size-asian="12pt"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style:font-name="Arial"/>
    </style:style>
    <style:style style:name="T23" style:family="text">
      <style:text-properties style:font-name="Arial" fo:font-style="italic" style:font-style-asian="italic" style:font-style-complex="italic"/>
    </style:style>
    <style:style style:name="T24" style:family="text">
      <style:text-properties style:text-position="0% 100%"/>
    </style:style>
    <style:style style:name="T25" style:family="text">
      <style:text-properties style:text-position="0% 100%" style:font-name="Times New Roman" fo:font-size="14pt" fo:font-style="italic" style:font-size-asian="14pt" style:font-style-asian="italic" style:font-size-complex="14pt" style:font-style-complex="italic"/>
    </style:style>
    <style:style style:name="T26" style:family="text">
      <style:text-properties style:text-position="0% 100%" style:font-name="Times New Roman" fo:font-size="14pt" style:font-name-asian="Cambria Math" style:font-size-asian="14pt" style:font-name-complex="Cambria Math" style:font-size-complex="14pt"/>
    </style:style>
    <style:style style:name="T27" style:family="text">
      <style:text-properties style:text-position="0% 100%" style:font-name="Times New Roman" fo:font-size="14pt" style:font-name-asian="Symbol" style:font-size-asian="14pt" style:font-name-complex="Symbol" style:font-size-complex="14pt"/>
    </style:style>
    <style:style style:name="T28" style:family="text">
      <style:text-properties style:text-position="0% 100%" style:font-name="Times New Roman" fo:font-size="14pt" fo:font-style="normal" style:font-name-asian="Cambria Math" style:font-size-asian="14pt" style:font-style-asian="normal" style:font-name-complex="Cambria Math" style:font-size-complex="14pt" style:font-style-complex="normal"/>
    </style:style>
    <style:style style:name="T29" style:family="text">
      <style:text-properties style:text-position="0% 100%" style:font-name="Cambria"/>
    </style:style>
    <style:style style:name="T30" style:family="text">
      <style:text-properties style:text-position="0% 100%" style:font-name="Cambria" fo:font-style="normal" style:font-name-asian="Cambria Math" style:font-style-asian="normal" style:font-name-complex="Cambria Math" style:font-style-complex="normal"/>
    </style:style>
    <style:style style:name="T31" style:family="text">
      <style:text-properties style:text-position="0% 100%" style:font-name="Symbol" fo:font-size="12pt" fo:font-style="normal" style:font-name-asian="Symbol" style:font-size-asian="12pt" style:font-style-asian="normal" style:font-name-complex="Symbol" style:font-size-complex="12pt" style:font-style-complex="normal"/>
    </style:style>
    <style:style style:name="T32" style:family="text">
      <style:text-properties style:text-position="0% 100%" style:font-name="Symbol" fo:font-style="normal" style:font-name-asian="Symbol" style:font-style-asian="normal" style:font-name-complex="Symbol" style:font-style-complex="normal"/>
    </style:style>
    <style:style style:name="T33" style:family="text">
      <style:text-properties style:text-position="0% 100%" style:font-name="Symbol" style:font-name-asian="Symbol" style:font-name-complex="Symbol"/>
    </style:style>
    <style:style style:name="T34" style:family="text">
      <style:text-properties style:text-position="0% 100%" style:font-name="Symbol" fo:font-size="14pt" fo:font-style="normal" style:font-name-asian="Symbol" style:font-size-asian="14pt" style:font-style-asian="normal" style:font-name-complex="Symbol" style:font-size-complex="14pt" style:font-style-complex="normal"/>
    </style:style>
    <style:style style:name="T35" style:family="text">
      <style:text-properties style:text-position="0% 100%" fo:font-style="normal" style:font-style-asian="normal" style:font-style-complex="normal"/>
    </style:style>
    <style:style style:name="T36" style:family="text">
      <style:text-properties style:text-position="0% 100%" fo:font-style="normal" style:font-name-asian="Cambria Math" style:font-style-asian="normal" style:font-name-complex="Cambria Math" style:font-style-complex="normal"/>
    </style:style>
    <style:style style:name="T37" style:family="text">
      <style:text-properties style:text-position="0% 100%" fo:font-style="normal" fo:font-weight="bold" style:font-name-asian="Cambria Math" style:font-style-asian="normal" style:font-weight-asian="bold" style:font-name-complex="Cambria Math" style:font-style-complex="normal" style:font-weight-complex="bold"/>
    </style:style>
    <style:style style:name="T38" style:family="text">
      <style:text-properties style:text-position="0% 100%" fo:font-style="normal" style:font-name-asian="Symbol" style:font-style-asian="normal" style:font-name-complex="Symbol" style:font-style-complex="normal"/>
    </style:style>
    <style:style style:name="T39" style:family="text">
      <style:text-properties style:text-position="0% 100%" style:font-name-asian="Cambria Math" style:font-name-complex="Cambria Math"/>
    </style:style>
    <style:style style:name="T40" style:family="text">
      <style:text-properties style:text-position="0% 100%" style:font-name-asian="Symbol" style:font-name-complex="Symbol"/>
    </style:style>
    <style:style style:name="T41" style:family="text">
      <style:text-properties style:text-position="0% 100%" style:font-name="Courier New" fo:font-style="normal" style:font-name-asian="Cambria Math" style:font-style-asian="normal" style:font-name-complex="Cambria Math" style:font-style-complex="normal"/>
    </style:style>
    <style:style style:name="T42" style:family="text">
      <style:text-properties style:text-position="0% 100%" style:font-name="Arial"/>
    </style:style>
    <style:style style:name="T43" style:family="text">
      <style:text-properties style:text-position="0% 100%" style:font-name="Arial" fo:font-style="normal" style:font-style-asian="normal" style:font-style-complex="normal"/>
    </style:style>
    <style:style style:name="T44" style:family="text">
      <style:text-properties style:text-position="0% 100%" style:font-name="Arial" fo:font-style="normal" style:font-name-asian="Cambria Math" style:font-style-asian="normal" style:font-name-complex="Cambria Math" style:font-style-complex="normal"/>
    </style:style>
    <style:style style:name="T45"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style:font-name="Times New Roman" fo:font-size="14pt" fo:font-style="italic" style:font-size-asian="14pt" style:font-style-asian="italic" style:font-size-complex="14pt" style:font-style-complex="italic"/>
    </style:style>
    <style:style style:name="T47" style:family="text">
      <style:text-properties style:font-name="Times New Roman" fo:font-style="italic" style:font-style-asian="italic" style:font-style-complex="italic"/>
    </style:style>
    <style:style style:name="T48" style:family="text">
      <style:text-properties style:font-name="Times New Roman" fo:font-size="10pt" fo:font-style="italic" style:font-size-asian="10pt" style:font-style-asian="italic" style:font-size-complex="10pt" style:font-style-complex="italic"/>
    </style:style>
    <style:style style:name="T49" style:family="text">
      <style:text-properties style:font-name="Symbol" fo:font-style="normal" style:font-name-asian="Symbol" style:font-style-asian="normal" style:font-name-complex="Symbol" style:font-style-complex="normal"/>
    </style:style>
    <style:style style:name="T50" style:family="text">
      <style:text-properties style:font-name="Symbol" fo:font-size="10pt" fo:font-style="normal" fo:font-weight="normal" style:font-name-asian="Symbol" style:font-size-asian="10pt" style:font-style-asian="normal" style:font-weight-asian="normal" style:font-name-complex="Symbol" style:font-size-complex="10pt" style:font-style-complex="normal" style:font-weight-complex="normal"/>
    </style:style>
    <style:style style:name="T51" style:family="text">
      <style:text-properties style:font-name="Symbol" fo:font-size="12pt" fo:font-style="normal" style:font-name-asian="Symbol" style:font-size-asian="12pt" style:font-style-asian="normal" style:font-name-complex="Symbol" style:font-size-complex="12pt" style:font-style-complex="normal"/>
    </style:style>
    <style:style style:name="T52" style:family="text">
      <style:text-properties fo:font-style="normal" style:font-style-asian="normal" style:font-style-complex="normal"/>
    </style:style>
    <style:style style:name="T53" style:family="text">
      <style:text-properties fo:font-style="normal" fo:font-weight="normal" style:font-name-asian="Symbol" style:font-style-asian="normal" style:font-weight-asian="normal" style:font-name-complex="Symbol" style:font-style-complex="normal" style:font-weight-complex="normal"/>
    </style:style>
    <style:style style:name="T54" style:family="text">
      <style:text-properties style:font-name-asian="Symbol" style:font-name-complex="Symbol"/>
    </style:style>
    <style:style style:name="T55" style:family="text">
      <style:text-properties fo:font-variant="normal" fo:text-transform="none" fo:color="#000000" style:font-name="sans-serif" fo:letter-spacing="normal" fo:font-style="normal" fo:font-weight="normal"/>
    </style:style>
    <style:style style:name="T56" style:family="text">
      <style:text-properties fo:font-variant="normal" fo:text-transform="none" fo:color="#000000" style:font-name="Courier New" fo:letter-spacing="normal" fo:font-style="normal" fo:font-weight="normal"/>
    </style:style>
    <style:style style:name="T57" style:family="text">
      <style:text-properties fo:font-variant="normal" fo:text-transform="none" fo:color="#000000" style:font-name="Arial" fo:letter-spacing="normal" fo:font-style="normal" fo:font-weight="normal"/>
    </style:style>
    <style:style style:name="T58" style:family="text">
      <style:text-properties fo:font-variant="normal" fo:text-transform="none" fo:color="#000000" fo:letter-spacing="normal" fo:font-style="normal" fo:font-weight="normal"/>
    </style:style>
    <style:style style:name="T59" style:family="text">
      <style:text-properties fo:font-weight="normal" style:font-weight-asian="normal" style:font-weight-complex="normal"/>
    </style:style>
    <style:style style:name="T60" style:family="text">
      <style:text-properties fo:font-size="10pt" style:font-size-asian="10pt" style:font-size-complex="10pt"/>
    </style:style>
    <style:style style:name="T61" style:family="text">
      <style:text-properties fo:background-color="transparen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5">colorSpec</text:span> – an <text:span text:style-name="T5">R</text:span> package for Color Spectra</text:p>
      <text:p text:style-name="P2"/>
      <text:p text:style-name="P9">Glenn Davis <text:s text:c="3"/>May 14, 2016</text:p>
      <text:p text:style-name="P3"/>
      <text:p text:style-name="P46"><text:span text:style-name="T5">colorSpec</text:span> is an <text:span text:style-name="T5">R</text:span> package providing an S3 class with methods for color spectra. <text:s/>It supports the standard calculations with spectral properties of light sources, materials, cameras, eyes, scanners, etc.. <text:s/>And it works well with the more general <text:span text:style-name="T3">action spectra</text:span>. <text:s/>Many ideas are taken from packages <text:span text:style-name="T5">hyperSpec</text:span> [6], <text:span text:style-name="T5">hsdar</text:span> [5], <text:span text:style-name="T5">zoo</text:span> [7], and <text:span text:style-name="T5">pavo</text:span> [10]. <text:s/></text:p>
      <text:p text:style-name="P46">There is no support for 3D colors spaces other than XYZ and RGB; see packages <text:span text:style-name="T5">colorspace</text:span> [8] and <text:span text:style-name="T5">colorscience</text:span> [9] for these spaces.</text:p>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1">1 <text:s/>Spectrum Types<text:tab/>1</text:p>
          <text:p text:style-name="P71">2 <text:s/>Spectrum Quantities<text:tab/>2</text:p>
          <text:p text:style-name="P71">3 <text:s/>creation of colorSpec objects<text:tab/>3</text:p>
          <text:p text:style-name="P71">4 <text:s/>colorSpec object organization<text:tab/>4</text:p>
          <text:p text:style-name="P71">5 <text:s/>colorSpec object attributes<text:tab/>5</text:p>
          <text:p text:style-name="P71">6 <text:s/>Spectrum File Import<text:tab/>5</text:p>
          <text:p text:style-name="P71">7 <text:s/>Package Options<text:tab/>6</text:p>
          <text:p text:style-name="P71">8 <text:s/>Future Work<text:tab/>6</text:p>
          <text:p text:style-name="P71">9 <text:s/>References<text:tab/>7</text:p>
          <text:p text:style-name="P71">Appendix A <text:s text:c="2"/>- <text:s text:c="2"/>Built-in colorSpec Objects<text:tab/>9</text:p>
          <text:p text:style-name="P71">Appendix B <text:s text:c="2"/>- <text:s text:c="2"/>Bonus Spectral Data<text:tab/>11</text:p>
          <text:p text:style-name="P71">Appendix C <text:s text:c="2"/>- <text:s text:c="2"/>Spectrum Products<text:tab/>13</text:p>
        </text:index-body>
      </text:table-of-content>
      <text:p text:style-name="P4"/>
      <text:h text:style-name="P72" text:outline-level="1"><text:s text:c="2"/>Spectrum Types</text:h>
      <text:p text:style-name="P41">Pick up any book on color and you'll see plots of many spectra. <text:s/>Let's start with a simple division of these spectra into 4 basic types:</text:p>
      <text:p text:style-name="P4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type</text:p>
          </table:table-cell>
          <table:table-cell table:style-name="Table4.A1" office:value-type="string">
            <text:p text:style-name="P13">physical description</text:p>
          </table:table-cell>
          <table:table-cell table:style-name="Table4.A1" office:value-type="string">
            <text:p text:style-name="P13">infinite dimensional<text:line-break/>vector space description</text:p>
          </table:table-cell>
          <table:table-cell table:style-name="Table4.A1" office:value-type="string">
            <text:p text:style-name="P13">vector space symbol</text:p>
          </table:table-cell>
          <table:table-cell table:style-name="Table4.E1" office:value-type="string">
            <text:p text:style-name="P13">finite dimensional description</text:p>
          </table:table-cell>
        </table:table-row>
        <table:table-row table:style-name="Table4.1">
          <table:table-cell table:style-name="Table4.A2" office:value-type="string">
            <text:p text:style-name="P27">light</text:p>
          </table:table-cell>
          <table:table-cell table:style-name="Table4.A2" office:value-type="string">
            <text:p text:style-name="P19">a light source<text:line-break/>this includes both physical and ideal sources <text:line-break/>(aka illuminants)</text:p>
          </table:table-cell>
          <table:table-cell table:style-name="Table4.A2" office:value-type="string">
            <text:p text:style-name="P20"><text:span text:style-name="T60">L</text:span><text:span text:style-name="T10">2</text:span> integrable functions on a real interval of wavelengths, e.g. [380,780] nm, which form a Hilbert space</text:p>
          </table:table-cell>
          <table:table-cell table:style-name="Table4.A2" office:value-type="string">
            <text:p text:style-name="P36">L</text:p>
          </table:table-cell>
          <table:table-cell table:style-name="Table4.E2" office:value-type="string">
            <text:p text:style-name="P38">row vectors</text:p>
          </table:table-cell>
        </table:table-row>
        <table:table-row table:style-name="Table4.1">
          <table:table-cell table:style-name="Table4.A2" office:value-type="string">
            <text:p text:style-name="P27">responsivity<text:line-break/>.light</text:p>
          </table:table-cell>
          <table:table-cell table:style-name="Table4.A2" office:value-type="string">
            <text:p text:style-name="P19">a light <text:span text:style-name="T3">responder<text:line-break/></text:span>also called a <text:span text:style-name="T3">detector</text:span></text:p>
          </table:table-cell>
          <table:table-cell table:style-name="Table4.C3" office:value-type="string">
            <text:p text:style-name="P20">continuous functionals on <text:span text:style-name="T45">L</text:span><text:span text:style-name="T22">, and therefore in the dual space </text:span><text:span text:style-name="T46">L</text:span><text:span text:style-name="T15">*</text:span><text:span text:style-name="T42">; <text:s text:c="3"/></text:span><text:span text:style-name="T22">All such functionals are defined by an inner product with a responsivity spectrum.</text:span></text:p>
          </table:table-cell>
          <table:table-cell table:style-name="Table4.A2" office:value-type="string">
            <text:p text:style-name="P33"><text:span text:style-name="T47">L</text:span><text:span text:style-name="T11">*</text:span></text:p>
          </table:table-cell>
          <table:table-cell table:style-name="Table4.E2" office:value-type="string">
            <text:p text:style-name="P38">column vectors</text:p>
          </table:table-cell>
        </table:table-row>
        <text:soft-page-break/>
        <table:table-row table:style-name="Table4.4">
          <table:table-cell table:style-name="Table4.A2" office:value-type="string">
            <text:p text:style-name="P27">material</text:p>
          </table:table-cell>
          <table:table-cell table:style-name="Table4.A2" office:value-type="string">
            <text:p text:style-name="P19">a diffuse reflector,<text:line-break/> or a non-scattering <text:s/>transparent material</text:p>
          </table:table-cell>
          <table:table-cell table:style-name="Table4.A2" office:value-type="string">
            <text:p text:style-name="P20">multiplication operators on <text:span text:style-name="T46">L</text:span></text:p>
          </table:table-cell>
          <table:table-cell table:style-name="Table4.A2" office:value-type="string">
            <text:p text:style-name="P36">M</text:p>
          </table:table-cell>
          <table:table-cell table:style-name="Table4.E2" office:value-type="string">
            <text:p text:style-name="P38">diagonal matrices</text:p>
          </table:table-cell>
        </table:table-row>
        <table:table-row table:style-name="Table4.5">
          <table:table-cell table:style-name="Table4.A2" office:value-type="string">
            <text:p text:style-name="P27">responsivity<text:line-break/>.material</text:p>
          </table:table-cell>
          <table:table-cell table:style-name="Table4.A2" office:value-type="string">
            <text:p text:style-name="P19">a material responder</text:p>
          </table:table-cell>
          <table:table-cell table:style-name="Table4.C3" office:value-type="string">
            <text:p text:style-name="P20">continuous functionals on <text:span text:style-name="T25">M</text:span><text:span text:style-name="T35"> and therefore in the dual space </text:span><text:span text:style-name="T25">M</text:span><text:span text:style-name="T16">*</text:span><text:span text:style-name="T43">; <text:s text:c="4"/></text:span><text:span text:style-name="T22">All are </text:span>defined<text:span text:style-name="T22"> by an inner product with a responsivity spectrum</text:span></text:p>
          </table:table-cell>
          <table:table-cell table:style-name="Table4.A2" office:value-type="string">
            <text:p text:style-name="P34"><text:span text:style-name="T25">M</text:span><text:span text:style-name="T11">*</text:span></text:p>
          </table:table-cell>
          <table:table-cell table:style-name="Table4.E2" office:value-type="string">
            <text:p text:style-name="P38">diagonal matrices</text:p>
          </table:table-cell>
        </table:table-row>
      </table:table>
      <text:p text:style-name="P49">Table 1.1 <text:s text:c="2"/>The 4 <text:span text:style-name="T1">types</text:span> of spectra and their corresponding vector spaces</text:p>
      <text:p text:style-name="P3"/>
      <text:p text:style-name="P3"/>
      <text:p text:style-name="P5">We take the mathematical point of view that these 4 vector spaces may be isomorphic, but they are not the same. <text:s/>Every <text:span text:style-name="T5">colorSpec</text:span> object has one of these <text:span text:style-name="T1">type</text:span><text:span text:style-name="T22">s</text:span>, but it is not stored with the object. <text:s/>The object stores a <text:span text:style-name="T1">quantity</text:span> which then determines the <text:span text:style-name="T1">type</text:span>; <text:s/>see the next section for more. <text:s/>A synonym for <text:span text:style-name="T1">type</text:span> might be <text:span text:style-name="T1">space</text:span>, but this could be confused with <text:span text:style-name="T3">color space</text:span>.</text:p>
      <text:p text:style-name="P45"><text:span text:style-name="T5">colorSpec</text:span> does not actually use the finite-dimensional representations in Table 1.1; the organization is flexible. <text:s/>And it would not be efficient memory use to store a diagonal matrix as such. <text:s/>For discussion of the organization, see section 4. <text:s/></text:p>
      <text:p text:style-name="P45">Given 2 finite-dimensional spectra of types <text:span text:style-name="T1">'light'</text:span> and <text:span text:style-name="T1">'responsivity.light'</text:span> the response (a real number) is their dot product multiplied by the step between wavelengths.</text:p>
      <text:p text:style-name="P45">All materials in this document are non-fluorescent; i.e. the incoming photons reflected (or transmitted) only come from incoming photons of the same wavelength. <text:s/>A transparent material transmits an incoming light spectrum and a new spectrum emerges on the other side. <text:s/>If the material is not fluorescent, the outgoing spectrum is the same as the incoming, except there is a reduction of power that depends only on the wavelength (and the material). <text:s text:c="2"/>If the light power were divided into N bins, the transmitted power spectrum would be a diagonal NxN matrix times the incoming spectrum. <text:s/>Every entry on the diagonal is between 0 and 1. <text:s text:c="2"/>This is why we consider a transmittance spectrum to be a <text:span text:style-name="T3">multiplication operator</text:span> on <text:s/><text:span text:style-name="T46">L</text:span>, see [1]. <text:s text:c="2"/>In finite dimensions these operators correspond to diagonal matrices. <text:s/>In infinite dimensions the most convenient space is the Hilbert space – "They are the arena for much of mathematical physics", see [2].</text:p>
      <text:p text:style-name="P45">A reflectance spectrum is mathematically the same as a transmittance spectrum, except we compare the outgoing light spectrum to that of a <text:span text:style-name="T3">perfect reflecting diffuser</text:span>. <text:s/>Such a material does not exist, like many concepts in physics, but it is a very useful idealization.</text:p>
      <text:p text:style-name="P6"/>
      <text:h text:style-name="P73" text:outline-level="1"><text:s text:c="2"/>Spectrum Quantities</text:h>
      <text:p text:style-name="P51"><text:span text:style-name="T22">In practice, knowing that the type of a spectrum is </text:span><text:span text:style-name="T1">'light'</text:span><text:span text:style-name="T22"> is not really enough to use it. <text:s/>There are two common physical quantities for light spectra – </text:span><text:span text:style-name="T23">power of photons</text:span><text:span text:style-name="T22"> and </text:span><text:span text:style-name="T23">number of photons/sec</text:span><text:span text:style-name="T22">. <text:s/>The former – </text:span><text:span text:style-name="T23">radiometric</text:span><text:span text:style-name="T22"> - is the oldest, being used in the 19</text:span><text:span text:style-name="T19">th</text:span><text:span text:style-name="T22"> century. <text:s/>The latter – the </text:span><text:span text:style-name="T23">actinometric</text:span><text:span text:style-name="T22"> - was not used until the 20</text:span><text:span text:style-name="T19">th</text:span><text:span text:style-name="T22"> century (after the modern concept of photons was proposed in 1905). <text:s/>So colorimetry uses radiometric quantities by convention and actinometric ones are converted to radiometric automatically for calculations. <text:s/>The conversion is easy; see the function </text:span><text:span text:style-name="T1">radiometric()</text:span><text:span text:style-name="T22"> and [3].</text:span></text:p>
      <text:p text:style-name="P51"><text:span text:style-name="T22">Similarly, </text:span><text:span text:style-name="T1">'responsivity.light'</text:span><text:span text:style-name="T22"> can also be radiometric (e.g. the CIE color matching functions) or actinometric (e.g. the quantum efficiency of a CMOS sensor). <text:s/>The latter spectra are also converted on the fly.</text:span></text:p>
      <text:p text:style-name="P51"><text:span text:style-name="T22">For responsivity we distinguish between 3 types of response: <text:s/></text:span><text:span text:style-name="T23">electrical</text:span><text:span text:style-name="T22">, </text:span><text:span text:style-name="T23">neural</text:span><text:span text:style-name="T22">, and </text:span><text:span text:style-name="T23">action</text:span><text:span text:style-name="T22">. <text:s/>In the current version of the package this fine 3-way distinction is only used in 2 places: <text:s/>in the y label of the spectrum </text:span><text:soft-page-break/><text:span text:style-name="T1">plot()</text:span><text:span text:style-name="T22">, and to determine default adaption methods in </text:span><text:span text:style-name="T1">calibrate()</text:span><text:span text:style-name="T22">. <text:s/>Note that the </text:span><text:span text:style-name="T1">action</text:span><text:span text:style-name="T22"> response is kind of a grab-</text:span><text:span text:style-name="T22">bag for responses that are neither </text:span><text:span text:style-name="T1">electrical</text:span><text:span text:style-name="T22"> (a modern solid-state photosensor) nor </text:span><text:span text:style-name="T1">neural</text:span><text:span text:style-name="T22"> (a biological eye).</text:span></text:p>
      <text:p text:style-name="P61">Here are the valid types and their quantiti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type</text:p>
          </table:table-cell>
          <table:table-cell table:style-name="Table1.A1" office:value-type="string">
            <text:p text:style-name="P17">quantity</text:p>
          </table:table-cell>
          <table:table-cell table:style-name="Table1.A1" office:value-type="string">
            <text:p text:style-name="P17">metric</text:p>
          </table:table-cell>
          <table:table-cell table:style-name="Table1.A1" office:value-type="string">
            <text:p text:style-name="P13">comments</text:p>
          </table:table-cell>
          <table:table-cell table:style-name="Table1.E1" office:value-type="string">
            <text:p text:style-name="P13">examples</text:p>
            <text:p text:style-name="P13">(objects, files, functions)</text:p>
          </table:table-cell>
        </table:table-row>
        <table:table-row>
          <table:table-cell table:style-name="Table1.A2" table:number-rows-spanned="2" office:value-type="string">
            <text:p text:style-name="P25">light</text:p>
          </table:table-cell>
          <table:table-cell table:style-name="Table1.A2" office:value-type="string">
            <text:p text:style-name="P26">power</text:p>
          </table:table-cell>
          <table:table-cell table:style-name="Table1.A2" office:value-type="string">
            <text:p text:style-name="P19">radiometric</text:p>
          </table:table-cell>
          <table:table-cell table:style-name="Table1.A2" office:value-type="string">
            <text:p text:style-name="P20">radiometric quantities are conventional <text:s/>in colorimetry</text:p>
          </table:table-cell>
          <table:table-cell table:style-name="Table1.E2" office:value-type="string">
            <text:p text:style-name="P32">D65.1nm</text:p>
            <text:p text:style-name="P32">pos1-20x.scope BlueFlame.txt</text:p>
          </table:table-cell>
        </table:table-row>
        <table:table-row>
          <table:covered-table-cell/>
          <table:table-cell table:style-name="Table1.A2" office:value-type="string">
            <text:p text:style-name="P20"><text:span text:style-name="T1">photons/sec</text:span> </text:p>
            <text:p text:style-name="P20">or</text:p>
            <text:p text:style-name="P26">photons</text:p>
          </table:table-cell>
          <table:table-cell table:style-name="Table1.A2" office:value-type="string">
            <text:p text:style-name="P19">actinometric</text:p>
          </table:table-cell>
          <table:table-cell table:style-name="Table1.A2" office:value-type="string">
            <text:p text:style-name="P20">for color calculations, actinometric units are automatically converted to radiometric</text:p>
          </table:table-cell>
          <table:table-cell table:style-name="Table1.E2" office:value-type="string">
            <text:p text:style-name="P58">F96T12</text:p>
            <text:p text:style-name="P58">Airam-GR8E.txt</text:p>
          </table:table-cell>
        </table:table-row>
        <table:table-row>
          <table:table-cell table:style-name="Table1.A2" table:number-rows-spanned="6" office:value-type="string">
            <text:p text:style-name="P25">responsivity.light</text:p>
          </table:table-cell>
          <table:table-cell table:style-name="Table1.A2" office:value-type="string">
            <text:p text:style-name="P26">power-&gt;electrical</text:p>
          </table:table-cell>
          <table:table-cell table:style-name="Table1.A2" table:number-rows-spanned="3" office:value-type="string">
            <text:p text:style-name="P19">radiometric</text:p>
          </table:table-cell>
          <table:table-cell table:style-name="Table1.A2" office:value-type="string">
            <text:p text:style-name="P20">RGB camera response</text:p>
          </table:table-cell>
          <table:table-cell table:style-name="Table1.E2" office:value-type="string">
            <text:p text:style-name="P26">Flea2.RGB<text:line-break/>Red-Epic-Dragon.txt</text:p>
          </table:table-cell>
        </table:table-row>
        <table:table-row>
          <table:covered-table-cell/>
          <table:table-cell table:style-name="Table1.A2" office:value-type="string">
            <text:p text:style-name="P26">power-&gt;neural</text:p>
          </table:table-cell>
          <table:covered-table-cell/>
          <table:table-cell table:style-name="Table1.A2" office:value-type="string">
            <text:p text:style-name="P20">eye response</text:p>
          </table:table-cell>
          <table:table-cell table:style-name="Table1.E2" office:value-type="string">
            <text:p text:style-name="P26">xyz1931.1nm</text:p>
            <text:p text:style-name="P26">Osmia-rufa.txt</text:p>
          </table:table-cell>
        </table:table-row>
        <table:table-row>
          <table:covered-table-cell/>
          <table:table-cell table:style-name="Table1.A2" office:value-type="string">
            <text:p text:style-name="P26">power-&gt;action</text:p>
          </table:table-cell>
          <table:covered-table-cell/>
          <table:table-cell table:style-name="Table1.A2" office:value-type="string">
            <text:p text:style-name="P20">examples are erythemal action, melatonin suppression, etc.</text:p>
          </table:table-cell>
          <table:table-cell table:style-name="Table1.E2" office:value-type="string">
            <text:p text:style-name="P30">erythemalSpectrum()</text:p>
          </table:table-cell>
        </table:table-row>
        <table:table-row>
          <table:covered-table-cell/>
          <table:table-cell table:style-name="Table1.A2" office:value-type="string">
            <text:p text:style-name="P26">photons-&gt;electrical</text:p>
          </table:table-cell>
          <table:table-cell table:style-name="Table1.A2" table:number-rows-spanned="3" office:value-type="string">
            <text:p text:style-name="P19">actinometric</text:p>
          </table:table-cell>
          <table:table-cell table:style-name="Table1.A2" office:value-type="string">
            <text:p text:style-name="P20">silicon sensors usually use quantum efficiency</text:p>
          </table:table-cell>
          <table:table-cell table:style-name="Table1.E2" office:value-type="string">
            <text:p text:style-name="P26">Zyla_sCMOS.txt</text:p>
            <text:p text:style-name="P26">FoveonX3.txt</text:p>
          </table:table-cell>
        </table:table-row>
        <table:table-row>
          <table:covered-table-cell/>
          <table:table-cell table:style-name="Table1.A2" office:value-type="string">
            <text:p text:style-name="P26">photons-&gt;neural</text:p>
          </table:table-cell>
          <table:covered-table-cell/>
          <table:table-cell table:style-name="Table1.A2" office:value-type="string">
            <text:p text:style-name="P20">response units might be photocurrent, or spikes/sec, etc.</text:p>
          </table:table-cell>
          <table:table-cell table:style-name="Table1.E2" office:value-type="string">
            <text:p text:style-name="P59">HigherPasserines</text:p>
          </table:table-cell>
        </table:table-row>
        <table:table-row>
          <table:covered-table-cell/>
          <table:table-cell table:style-name="Table1.A2" office:value-type="string">
            <text:p text:style-name="P26">photons-&gt;action</text:p>
          </table:table-cell>
          <table:covered-table-cell/>
          <table:table-cell table:style-name="Table1.A2" office:value-type="string">
            <text:p text:style-name="P20">photosynthesis is an example</text:p>
          </table:table-cell>
          <table:table-cell table:style-name="Table1.E2" office:value-type="string">
            <text:p text:style-name="P26">BeanPhotosynthesis.txt</text:p>
          </table:table-cell>
        </table:table-row>
        <table:table-row table:style-name="Table1.10">
          <table:table-cell table:style-name="Table1.A2" table:number-rows-spanned="2" office:value-type="string">
            <text:p text:style-name="P25">material</text:p>
          </table:table-cell>
          <table:table-cell table:style-name="Table1.A2" office:value-type="string">
            <text:p text:style-name="P26">reflectance</text:p>
          </table:table-cell>
          <table:table-cell table:style-name="Table1.A2" office:value-type="string">
            <text:p text:style-name="P25">NA</text:p>
          </table:table-cell>
          <table:table-cell table:style-name="Table1.A2" office:value-type="string">
            <text:p text:style-name="P20"/>
          </table:table-cell>
          <table:table-cell table:style-name="Table1.E2" office:value-type="string">
            <text:p text:style-name="P26">CC_Avg20_spectrum_XYY.txt</text:p>
          </table:table-cell>
        </table:table-row>
        <table:table-row>
          <table:covered-table-cell/>
          <table:table-cell table:style-name="Table1.A2" office:value-type="string">
            <text:p text:style-name="P26">transmittance</text:p>
            <text:p text:style-name="P26">absorbance</text:p>
          </table:table-cell>
          <table:table-cell table:style-name="Table1.A2" office:value-type="string">
            <text:p text:style-name="P25">NA</text:p>
          </table:table-cell>
          <table:table-cell table:style-name="Table1.A2" office:value-type="string">
            <text:p text:style-name="P20">for color calculations, <text:span text:style-name="T3">absorbance</text:span> is automatically converted to <text:span text:style-name="T3">transmittance</text:span></text:p>
          </table:table-cell>
          <table:table-cell table:style-name="Table1.E2" office:value-type="string">
            <text:p text:style-name="P26">Hoya</text:p>
            <text:p text:style-name="P26">Hematoxylin.txt</text:p>
            <text:p text:style-name="P26">atmosphere2003</text:p>
          </table:table-cell>
        </table:table-row>
        <table:table-row>
          <table:table-cell table:style-name="Table1.A2" office:value-type="string">
            <text:p text:style-name="P25">responsivity.material</text:p>
          </table:table-cell>
          <table:table-cell table:style-name="Table1.A2" office:value-type="string">
            <text:p text:style-name="P26">material-&gt;electrical</text:p>
            <text:p text:style-name="P26">material-&gt;neural</text:p>
            <text:p text:style-name="P26">material-&gt;action</text:p>
          </table:table-cell>
          <table:table-cell table:style-name="Table1.A2" office:value-type="string">
            <text:p text:style-name="P25">NA</text:p>
          </table:table-cell>
          <table:table-cell table:style-name="Table1.A2" office:value-type="string">
            <text:p text:style-name="P20">a spectrum of this type typically comes from both a light source and a <text:s/>camera</text:p>
          </table:table-cell>
          <table:table-cell table:style-name="Table1.E2" office:value-type="string">
            <text:p text:style-name="P58">scanner.ACES</text:p>
            <text:p text:style-name="P26">SMPTE-ST-2065-2.txt</text:p>
            <text:p text:style-name="P20">(a standard for scanning film)</text:p>
          </table:table-cell>
        </table:table-row>
      </table:table>
      <text:p text:style-name="P44"><text:span text:style-name="T20">Table 2.1 <text:s text:c="2"/>The </text:span><text:span text:style-name="T2">types</text:span><text:span text:style-name="T20"> of spectra and their </text:span><text:span text:style-name="T2">quantities</text:span><text:span text:style-name="T20"> </text:span></text:p>
      <text:p text:style-name="P65">The types and quantities are strings, but quotes are omitted to reduce clutter. <text:s/>Note that <text:span text:style-name="T1">'photons'</text:span> is an acceptable synonym for <text:span text:style-name="T1">'photons/sec'</text:span>. <text:s/>There are no examples of <text:span text:style-name="T1">material-&gt;action</text:span> spectra, but one could make one (for example) out of daylight in <text:span text:style-name="T1">D65.1nm</text:span> and the photosynthesis action spectrum in <text:span text:style-name="T1">BeanPhotosynthesis.txt</text:span>. <text:s/>The material could be various types of glass in between sun and beans (as in a greenhouse).</text:p>
      <text:p text:style-name="P5"/>
      <text:h text:style-name="P74" text:outline-level="1"><text:span text:style-name="T5"><text:s text:c="2"/>creation of colorSpec</text:span> objects</text:h>
      <text:p text:style-name="P52">The user creates colorSpec objects using the function <text:span text:style-name="T1">colorSpec()</text:span>:</text:p>
      <text:p text:style-name="P62">colorSpec( data, wavelength, quantity='auto', organization='auto' )</text:p>
      <text:p text:style-name="P63">The arguments are:</text:p>
      <text:p text:style-name="P53">data</text:p>
      <text:p text:style-name="P60">a vector or matrix of the spectrum values. In case <text:span text:style-name="T1">core</text:span> is a vector, there is a single spectrum and the number of points in that spectrum is the length of the vector. In case <text:span text:style-name="T1">core</text:span> is a matrix, the spectra are stored in the columns, so the number of points in each spectrum is the number of rows. It is OK for the matrix to <text:soft-page-break/>have only 0 or 1 column. The column names (if any) are taken as the spectrum names. <text:s/>If no column names are given, then <text:span text:style-name="T1">'S1'</text:span><text:span text:style-name="T22">,</text:span><text:span text:style-name="T1"> 'S2'</text:span><text:span text:style-name="T22">,</text:span><text:span text:style-name="T1"> </text:span>... are used. <text:s/>Names can also be assigned after construction too; see <text:span text:style-name="T1">specnames</text:span>. <text:s/>Compare this function with <text:span text:style-name="T1">ts</text:span>.</text:p>
      <text:p text:style-name="P53">wavelength</text:p>
      <text:p text:style-name="P60">a numeric vector of wavelengths for all the spectra. The length of this vector must be equal to <text:span text:style-name="T1">NROW(data)</text:span>.</text:p>
      <text:p text:style-name="P53">quantity</text:p>
      <text:p text:style-name="P60">a character string giving the quantity of all spectra; see Table 2.1 for a list of valid values. In case of <text:span text:style-name="T1">'auto'</text:span>, a guess is made from the column names. This guess can be overridden later.</text:p>
      <text:p text:style-name="P53">organization</text:p>
      <text:p text:style-name="P60">a character string giving the desired organization of the returned colorSpec object. In case of <text:span text:style-name="T1">'auto'</text:span>, the organization is <text:span text:style-name="T1">'vector' </text:span>or <text:span text:style-name="T1">'matrix'</text:span> depending on <text:span text:style-name="T1">data</text:span>. <text:s/>The organization can be changed later, see the next section for discussion of all 4 possible organizations.</text:p>
      <text:p text:style-name="P52"/>
      <text:h text:style-name="Heading_20_1" text:outline-level="1"><text:span text:style-name="T5"><text:s text:c="2"/>colorSpec</text:span> object organization</text:h>
      <text:p text:style-name="P43">A spectrum is similar to a time-series (with time replaced by wavelength), and so the organization of a <text:span text:style-name="T5">colorSpec</text:span> object is similar to that of the time-series objects in <text:span text:style-name="T5">stats</text:span>. <text:s/>In that S3 object a single time-series is organized as a vector with class <text:span text:style-name="T1">ts</text:span>, and a multiple time series is organized as a matrix (with the series in the columns) with class <text:span text:style-name="T1">mts</text:span>. <text:s/>We decided to use a single class name <text:span text:style-name="T1">colorSpec</text:span>, <text:s/>continue the idea of different organizations, and allow 2 <text:span text:style-name="T3">more</text:span> organizations. <text:s/>Here are the 4 possible organizations, ordered by increasing complexity:</text:p>
      <text:p text:style-name="P6"/>
      <text:p text:style-name="P12">'vector'</text:p>
      <text:p text:style-name="P6">The object is a numeric vector with attributes but no dimensions, like a time-series <text:span text:style-name="T1">ts</text:span>. <text:s/>This organization is works for a single spectrum only, which is very common. <text:s/>The common arithmetic operations work well with this organization. <text:s/>The length of the vector is the number of wavelengths. <text:s/>The class is <text:span text:style-name="T1"><text:s/>c('colorSpec', 'numeric')</text:span>.</text:p>
      <text:p text:style-name="P6"/>
      <text:p text:style-name="P12">'matrix'</text:p>
      <text:p text:style-name="P6">The object is a matrix with attributes, like a multiple time-series <text:span text:style-name="T1">mts</text:span>. <text:s/>This is probably the most suitable organization in most cases, but it does not support extra data (see <text:span text:style-name="T1">'df.row'</text:span> below). <text:s/>The common arithmetic and subsetting operations work well; even <text:span text:style-name="T1">round() </text:span>works. <text:s/>The number of columns is the number of spectra, and the spectrum names are stored as the column names. <text:s/>This organization can be used for any number of spectra, including 0 or 1. <text:s/>The class is <text:span text:style-name="T1"><text:s/>c('colorSpec', 'matrix')</text:span>.</text:p>
      <text:p text:style-name="P6"/>
      <text:p text:style-name="P12">'df.col'</text:p>
      <text:p text:style-name="P6">The object is a data frame with attributes. <text:s/>The spectra are stored in the columns. <text:s/>But the first column is always the wavelength sequence, so the spectra are in columns 2:(M+1), where M is the number of spectra. <text:s/>This organization mirrors the most common organization in text files and spreadsheets. <text:s/>The common arithmetic operations do not work, and the initial wavelength column is awkward to handle. <text:s/>The spectrum names are stored as the column names of the data frame. <text:s/>This organization can be used for any number of spectra, including 0 or 1. <text:s/>This organization imitates the "long" format in package <text:span text:style-name="T5">hyperSpec</text:span>. <text:s/>The class is <text:span text:style-name="T1"><text:s/>c('colorSpec', 'data.frame')</text:span>.</text:p>
      <text:p text:style-name="P6"/>
      <text:p text:style-name="P12">'df.row'</text:p>
      <text:p text:style-name="P6">The object is a data frame with attributes. <text:s/>The last (right-most) column is a matrix which is the transpose of the matrix used when the organization is <text:span text:style-name="T1">'matrix'</text:span>. <text:s/>The spectra are stored in the rows of this matrix <text:s/><text:soft-page-break/>(which has the name <text:span text:style-name="T1">spectra</text:span> though that is irrelevant). <text:s/>The common arithmetic operations do not work. <text:s/>The spectrum names are stored as the row names of the data frame.. <text:s/>This organization can be used for any number of spectra, including 0 or 1. <text:s/>This organization imitates the "tall" format in package <text:span text:style-name="T5">hyperSpec</text:span>. This is the <text:span text:style-name="T3">only</text:span> organization that supports extra data associated with each spectrum, such as physical parameters, time parameters, descriptive strings, or whatever. <text:s/>This extra data occupies the initial columns of the data frame that come <text:span text:style-name="T4">before</text:span> the spectra, and so it can be any data frame with the right number of rows. <text:s/>This extra data can be assigned to any spectrum with the <text:span text:style-name="T1">'df.row'</text:span> organization. <text:s/>The class is <text:s/><text:span text:style-name="T1">c('colorSpec', 'data.frame')</text:span></text:p>
      <text:p text:style-name="P6"/>
      <text:h text:style-name="Heading_20_1" text:outline-level="1"><text:span text:style-name="T5"><text:s text:c="2"/>colorSpec</text:span> object attributes</text:h>
      <text:p text:style-name="P46">The attribute list is kept as small as possible. <text:s/>Here it is:</text:p>
      <text:p text:style-name="P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attribute</text:p>
          </table:table-cell>
          <table:table-cell table:style-name="Table2.A1" office:value-type="string">
            <text:p text:style-name="P13">value</text:p>
          </table:table-cell>
          <table:table-cell table:style-name="Table2.A1" office:value-type="string">
            <text:p text:style-name="P13">comments</text:p>
          </table:table-cell>
          <table:table-cell table:style-name="Table2.D1" office:value-type="string">
            <text:p text:style-name="P13">when present</text:p>
          </table:table-cell>
        </table:table-row>
        <table:table-row>
          <table:table-cell table:style-name="Table2.A2" office:value-type="string">
            <text:p text:style-name="P25">wavelength</text:p>
          </table:table-cell>
          <table:table-cell table:style-name="Table2.A2" office:value-type="string">
            <text:p text:style-name="P19">vector of increasing numeric values </text:p>
          </table:table-cell>
          <table:table-cell table:style-name="Table2.A2" office:value-type="string">
            <text:p text:style-name="P19">the physical units are always nanometers</text:p>
          </table:table-cell>
          <table:table-cell table:style-name="Table2.D2" office:value-type="string">
            <text:p text:style-name="P19">when organization is <text:span text:style-name="T4">not</text:span> <text:span text:style-name="T1">'df.col'</text:span></text:p>
          </table:table-cell>
        </table:table-row>
        <table:table-row table:style-name="Table2.3">
          <table:table-cell table:style-name="Table2.A2" office:value-type="string">
            <text:p text:style-name="P25">step.wl</text:p>
          </table:table-cell>
          <table:table-cell table:style-name="Table2.A2" office:value-type="string">
            <text:p text:style-name="P19">difference between consecutive values in regular <text:span text:style-name="T1">wavelength</text:span></text:p>
          </table:table-cell>
          <table:table-cell table:style-name="Table2.A2" office:value-type="string">
            <text:p text:style-name="P19">usual values in colorimetry are 1, 5, 10, and 20 nm; <text:s/>but there are others.</text:p>
          </table:table-cell>
          <table:table-cell table:style-name="Table2.D2" office:value-type="string">
            <text:p text:style-name="P19">when <text:span text:style-name="T1">wavelength</text:span> <text:s/>is regular (i.e. an arithmetic sequence)</text:p>
          </table:table-cell>
        </table:table-row>
        <table:table-row>
          <table:table-cell table:style-name="Table2.A2" office:value-type="string">
            <text:p text:style-name="P25">quantity</text:p>
          </table:table-cell>
          <table:table-cell table:style-name="Table2.A2" office:value-type="string">
            <text:p text:style-name="P19">a string; <text:s/>for valid values see Table 2.1</text:p>
          </table:table-cell>
          <table:table-cell table:style-name="Table2.A2" office:value-type="string">
            <text:p text:style-name="P19">the <text:span text:style-name="T1">quantity</text:span> determines the <text:span text:style-name="T1">type</text:span></text:p>
          </table:table-cell>
          <table:table-cell table:style-name="Table2.D2" office:value-type="string">
            <text:p text:style-name="P19">always</text:p>
          </table:table-cell>
        </table:table-row>
        <table:table-row>
          <table:table-cell table:style-name="Table2.A2" office:value-type="string">
            <text:p text:style-name="P25">specname</text:p>
          </table:table-cell>
          <table:table-cell table:style-name="Table2.A2" office:value-type="string">
            <text:p text:style-name="P19">a string; <text:s/>the name of the single spectrum</text:p>
          </table:table-cell>
          <table:table-cell table:style-name="Table2.A2" office:value-type="string">
            <text:p text:style-name="P19"/>
          </table:table-cell>
          <table:table-cell table:style-name="Table2.D2" office:value-type="string">
            <text:p text:style-name="P19">when organization is <text:span text:style-name="T1">'vector'</text:span></text:p>
          </table:table-cell>
        </table:table-row>
        <table:table-row>
          <table:table-cell table:style-name="Table2.A2" office:value-type="string">
            <text:p text:style-name="P25">metadata</text:p>
          </table:table-cell>
          <table:table-cell table:style-name="Table2.A2" office:value-type="string">
            <text:p text:style-name="P19">&lt;user-defined list&gt;</text:p>
          </table:table-cell>
          <table:table-cell table:style-name="Table2.A2" office:value-type="string">
            <text:p text:style-name="P19">unstructured miscellaneous data that the user may find useful</text:p>
          </table:table-cell>
          <table:table-cell table:style-name="Table2.D2" office:value-type="string">
            <text:p text:style-name="P19">always</text:p>
          </table:table-cell>
        </table:table-row>
        <table:table-row>
          <table:table-cell table:style-name="Table2.A2" office:value-type="string">
            <text:p text:style-name="P25">sequence</text:p>
          </table:table-cell>
          <table:table-cell table:style-name="Table2.A2" office:value-type="string">
            <text:p text:style-name="P19">a list of other <text:span text:style-name="T5">colorSpec</text:span> object</text:p>
          </table:table-cell>
          <table:table-cell table:style-name="Table2.A2" office:value-type="string">
            <text:p text:style-name="P19"/>
          </table:table-cell>
          <table:table-cell table:style-name="Table2.D2" office:value-type="string">
            <text:p text:style-name="P19">when the object was returned from <text:s/><text:span text:style-name="T1">product()</text:span></text:p>
          </table:table-cell>
        </table:table-row>
        <table:table-row>
          <table:table-cell table:style-name="Table2.A2" office:value-type="string">
            <text:p text:style-name="P25">calibration</text:p>
          </table:table-cell>
          <table:table-cell table:style-name="Table2.A2" office:value-type="string">
            <text:p text:style-name="P19">a list of calibration data</text:p>
          </table:table-cell>
          <table:table-cell table:style-name="Table2.A2" office:value-type="string">
            <text:p text:style-name="P19"/>
          </table:table-cell>
          <table:table-cell table:style-name="Table2.D2" office:value-type="string">
            <text:p text:style-name="P19">when the object was returned from <text:span text:style-name="T1">calibrate()</text:span></text:p>
          </table:table-cell>
        </table:table-row>
      </table:table>
      <text:p text:style-name="P44"><text:span text:style-name="T20">Table 5.1 <text:s text:c="2"/>The </text:span><text:span text:style-name="T21">colorSpec</text:span><text:span text:style-name="T20"> <text:s/></text:span><text:span text:style-name="T2">attributes</text:span></text:p>
      <text:h text:style-name="P75" text:outline-level="1"><text:s text:c="2"/>Spectrum File Import</text:h>
      <text:p text:style-name="P46">There are 5 text file formats that can be imported. <text:s/>The function <text:span text:style-name="T1">readSpectra()</text:span> reads a few lines from the top of the file to try and determine the type. <text:s/>If successful, it then calls the approprate read function; see the help system for details. <text:s/>The file formats are:</text:p>
      <text:p text:style-name="P46"><text:span text:style-name="T1">XYY</text:span> </text:p>
      <text:p text:style-name="P54">There is a column header line matching <text:s/><text:span text:style-name="T1">'^(wave|wl)' <text:s/></text:span>(not case sensitive) followed by the the names of the spectra. <text:s/>All lines above this one are taken to be metadata. <text:s/>This is probably the most common file format; see the sample file <text:span text:style-name="T5">ciexyz31_1.csv</text:span>.</text:p>
      <text:p text:style-name="P46"><text:span text:style-name="T1">Spreadsheet</text:span> </text:p>
      <text:p text:style-name="P54">There is a line matching <text:span text:style-name="T1">'^(ID|SAMPLE|Time)'</text:span>. <text:s/>This line and lines below must be tab-separated. <text:s/>Fields matching <text:span text:style-name="T1">'^[A-Z]+([0-9.]+)nm$'</text:span> are taken to be spectral data and other fields are taken to be extradata. All lines above this one are taken to be metadata. The organization of the returned object is <text:span text:style-name="T1">'df.row'</text:span>. This is a good format for automated acquisition, using a spectrometer, of many spectra. <text:s/></text:p>
      <text:p text:style-name="P57"><text:span text:style-name="T1">Scope</text:span> </text:p>
      <text:p text:style-name="P54"><text:soft-page-break/>This is a file format used by Ocean Optics spectrometer software. There is a line </text:p>
      <text:p text:style-name="P54"><text:span text:style-name="T1">&gt;&gt;&gt;&gt;&gt;Begin Processed Spectral Data&lt;&lt;&lt;&lt;&lt;</text:span> followed by wavelength and power separated by a tab. There is only 1 spectrum per file. The organization of the returned object is <text:span text:style-name="T1">'vector'</text:span>. See the sample file <text:span text:style-name="T1">pos1-20x.scope. </text:span></text:p>
      <text:p text:style-name="P56"><text:span text:style-name="T1">CGATS</text:span> </text:p>
      <text:p text:style-name="P54">This is a complex format that is best understood by looking at some samples, such as <text:span text:style-name="T5">Rosco.txt</text:span>. <text:s text:c="2"/>For more see [11]. <text:s/>The fields with spectral data match the pattern <text:span text:style-name="T1">"^(nm|SPEC_|SPECTRAL_)[_A-Z]*([0-9.]+)$"</text:span> and other fields are considered extradata. <text:s/>The organization of the returned object is <text:span text:style-name="T1">'df.row'</text:span>. </text:p>
      <text:p text:style-name="P56"><text:span text:style-name="T1">Control</text:span> </text:p>
      <text:p text:style-name="P54">This is a personal format used for digitizing images of plots from manufacturer datasheets and academic papers. It is structured like a <text:span text:style-name="T1">.INI</text:span> file. There is a <text:span text:style-name="T1">[Control]</text:span> section establishing a simple linear map from pixels to the wavelength and spectrum quantities. Only 3 points are really necessary. It is OK for there to be a little rotation of the plot axes relative to the image. This is followed by a section for each spectrum, in XY pixel units only. Conversion to wavelength and spectral quantities happens on-the-fly. <text:s/>The organization of the returned objects is<text:span text:style-name="T1"> 'vector'</text:span>.</text:p>
      <text:p text:style-name="P46">During import, the read functions try to guess the quantity from spectrum names or other cues. <text:s/>For example the first line in <text:span text:style-name="T5">N130501.txt</text:span> is <text:s/><text:span text:style-name="T5">IT8.7/1</text:span>, which indicates that the quantity is <text:span text:style-name="T1">'transmittance'</text:span> <text:s/>(a reflective target is denoted by <text:span text:style-name="T5">IT8.7/2</text:span><text:span text:style-name="T59">). <text:s/>If the read function cannot make a confident guess, it takes a wild guess and issues a warning message</text:span><text:span text:style-name="T59">. <text:s/>If the quantity is incorrect, you can assign the correct value after import. <text:s/>Alternatively you can add a line to the header part of the file with the keyword 'quantity' followed by the correct value. <text:s/>It is OK to put the value in quotes. <text:s/>See example files under </text:span><text:span text:style-name="T5">extdata</text:span><text:span text:style-name="T59">.</text:span></text:p>
      <text:p text:style-name="P46">There is no function to write a <text:span text:style-name="T5">colorSpec</text:span> object to text file for import later. <text:s/>But what one can do is change the organization to <text:span text:style-name="T1">'df.col' </text:span>and call <text:span text:style-name="T1">write.table()</text:span> with arguments <text:span text:style-name="T1">quote</text:span> and <text:span text:style-name="T56">row.names</text:span><text:span text:style-name="T55"> set to </text:span><text:span text:style-name="T56">FALSE</text:span><text:span text:style-name="T55">.</text:span></text:p>
      <text:p text:style-name="P54"/>
      <text:h text:style-name="Heading_20_1" text:outline-level="1"><text:s text:c="2"/>Package Options</text:h>
      <text:p text:style-name="P54">There is a mechanism for setting options private to the package. <text:s/>There are 3 such options, and all are related to a package logging mechanism. <text:s/>All messages go to the console.</text:p>
      <text:p text:style-name="P46">There is an option for setting the logging level. <text:s/>The levels are the 6 standard ones taken from <text:span text:style-name="T5">Log4J</text:span>: <text:s/><text:span text:style-name="T1">FATAL</text:span>, <text:span text:style-name="T1">ERROR</text:span>, <text:span text:style-name="T1">WARN</text:span>, <text:span text:style-name="T1">INFO</text:span>, <text:span text:style-name="T1">DEBUG</text:span>, and <text:span text:style-name="T1">TRACE</text:span>. <text:s/>One can set higher levels to see more info.</text:p>
      <text:p text:style-name="P46">By default, when an <text:span text:style-name="T1">ERROR</text:span> event occurs, execution stops. <text:s/>But there is a <text:span text:style-name="T5">colorSpec</text:span> option to continue. <text:s/>The logging level <text:span text:style-name="T1">FATAL</text:span> is reserved for internal errors, when execution always stops.</text:p>
      <text:p text:style-name="P46">Finally, there is an option for how the message is formatted - a layout option. <text:s/>For details see the help page for the function <text:span text:style-name="T1">cs.options()</text:span>. <text:s/></text:p>
      <text:p text:style-name="P54"/>
      <text:h text:style-name="Heading_20_1" text:outline-level="1"><text:s text:c="2"/>Future Work</text:h>
      <text:p text:style-name="P54">Here are a few possible improvements and additions.</text:p>
      <text:p text:style-name="P54"/>
      <text:p text:style-name="P54">wavelength</text:p>
      <text:p text:style-name="P54">handling the wavelength sequence, e.g. for <text:span text:style-name="T1">product()</text:span> and <text:span text:style-name="T1">resample()</text:span>, is an annoyance. <text:s/>We might consider adding a global wavelength option that all spectra are automatically resampled to.</text:p>
      <text:p text:style-name="P54"/>
      <text:p text:style-name="P54"><text:soft-page-break/>fluorescent materials</text:p>
      <text:p text:style-name="P54">Recall that a non-fluorescent material corresponds to a diagonal matrix, which operates in a trivial way on light spectra. <text:s/>A diagonal matrix can be stored much more compactly as a plain vector, and multiplication of a diagonal matrix by a vector simplifies to entrywise (Hadamard) multiplication. <text:s/>A fluorescent material corresponds to a non-diagonal matrix – called the <text:span text:style-name="T3">Excitation Emission Matrix</text:span> or <text:span text:style-name="T3">Donaldson Matrix</text:span>. <text:s/>The product in Appendix C is still multilinear, but the material product the middle is no longer symmetric, so enhancements to the product computations must be made. <text:s/>This is a new level of <text:span text:style-name="T61">complexity </text:span>and memory usage, and may require a new type of memory organization.</text:p>
      <text:p text:style-name="P54"/>
      <text:p text:style-name="P54">comparisons</text:p>
      <text:p text:style-name="P54">There should a metric of some kind that compares two material spectra.</text:p>
      <text:p text:style-name="P54">There should be a way to compare 2 colorSpec objects of the same <text:span text:style-name="T1">type</text:span>, especially <text:s/><text:span text:style-name="T1">responsivity.light</text:span>. <text:s/>For example, there would then be a way to evaluate how close an electronic camera comes to satisying the <text:span text:style-name="T3">Maxwell-Ives Criterion.</text:span> <text:s/>Possible metrics would be the principal angles between subspaces.</text:p>
      <text:p text:style-name="P54"/>
      <text:p text:style-name="P54"><text:span text:style-name="T1">probeOptimalColors()</text:span> </text:p>
      <text:p text:style-name="P54">For optimal colors in 3D, better numerical handling of optimal colors near the cusps at black and white would be an improvement. <text:s/>For optimal colors in 2D, it should be possible to probe the <text:span text:style-name="T3">true</text:span> optimal colors, and also the 1-transition edge-colors, or <text:span text:style-name="T3">Kantenfarben</text:span>.</text:p>
      <text:p text:style-name="P54"/>
      <text:p text:style-name="P55">plot()</text:p>
      <text:p text:style-name="P54">the <text:span text:style-name="T1">product()</text:span> function saves the terms with the product object, but the <text:span text:style-name="T1">plot()</text:span> <text:s/>function ignores them. <text:s/>It may be useful to have an option to plot the individual terms too.</text:p>
      <text:p text:style-name="P54"/>
      <text:p text:style-name="P55">resample()</text:p>
      <text:p text:style-name="P54">extrapolation is inconsistent and could be improved</text:p>
      <text:p text:style-name="P54"/>
      <text:h text:style-name="P76" text:outline-level="1"><text:s text:c="2"/>References</text:h>
      <text:list xml:id="list34572234" text:style-name="L1">
        <text:list-item>
          <text:p text:style-name="P79">Wikipedia. <text:s/><text:span text:style-name="T5">Multiplication operator</text:span>. <text:s text:c="3"/><text:a xlink:type="simple" xlink:href="http://en.wikipedia.org/wiki/Multiplication_operator">http://en.wikipedia.org/wiki/Multiplication_operator</text:a>.</text:p>
        </text:list-item>
        <text:list-item>
          <text:p text:style-name="P79">Koenderink, Jan J. <text:s/><text:span text:style-name="T5">Color for the Sciences</text:span>. <text:s/>The MIT Press. 2010. </text:p>
        </text:list-item>
        <text:list-item>
          <text:p text:style-name="P79">Shevell, Steven K. <text:s/><text:span text:style-name="T5">The Science of Color</text:span>. <text:s/>Elsevier Science; 2nd edition. 2003. </text:p>
        </text:list-item>
        <text:list-item>
          <text:p text:style-name="P79">Lang, Serge. <text:s/><text:span text:style-name="T5">Linear Algebra</text:span>. <text:s/>2nd edition. 1972. <text:s/>Addison Wesley. </text:p>
        </text:list-item>
        <text:list-item>
          <text:p text:style-name="P79">Lehnert, W. Lukas, Hanna Meyer, Joerg Bendix (2016). <text:span text:style-name="T5">hsdar</text:span>: Manage, analyse and simulate hyperspectral data in R. <text:s/>R package version 0.4.1. <text:s text:c="3"/><text:a xlink:type="simple" xlink:href="http://cran.r-project.org/package=hsdar">http://cran.r-project.org/package=hsdar</text:a>. <text:s/></text:p>
        </text:list-item>
        <text:list-item>
          <text:p text:style-name="P79">Beleites, Claudia and Valter Sergo: <text:s/><text:span text:style-name="T5">hyperSpec</text:span>: a package to handle hyperspectral data sets in R. <text:s/>R package version <text:s/>0.98-20150304. <text:s/><text:a xlink:type="simple" xlink:href="http://cran.r-project.org/package=hyperSpec">http://cran.r-project.org/package=hyperSpec</text:a>. </text:p>
        </text:list-item>
        <text:list-item>
          <text:p text:style-name="P79">Zeileis, Achim and Gabor Grothendieck (2005). <text:s/><text:span text:style-name="T5">zoo</text:span>: S3 Infrastructure for Regular and Irregular Time Series. Journal of Statistical Software, 14(6), 1-27.</text:p>
        </text:list-item>
        <text:list-item>
          <text:p text:style-name="P79">Ihaka, Ross, Paul Murrell, Kurt Hornik, Jason C. Fisher, Achim Zeileis (2015). <text:span text:style-name="T5">colorspace</text:span>: Color Space Manipulation. <text:s text:c="2"/>R package version 1.2-6. <text:s text:c="2"/><text:a xlink:type="simple" xlink:href="http://cran.r-project.org/package=colorspace">http://cran.r-project.org/package=colorspace</text:a>. <text:s/></text:p>
        </text:list-item>
        <text:list-item>
          <text:p text:style-name="P79">Gama, Jose. <text:span text:style-name="T5">colorscience</text:span> (2015). <text:s/>Color Science Methods and Data. <text:s text:c="2"/>R package version 1.0.2 . <text:a xlink:type="simple" xlink:href="http://cran.r-project.org/package=colorscience">http://cran.r-project.org/package=colorscience</text:a> .</text:p>
        </text:list-item>
        <text:list-item>
          <text:p text:style-name="P79"><text:soft-page-break/>Maia R., Eliason C.M., Bitton P.-P., Doucet S.M. and Shawkey M.D. 2013. <text:s/><text:span text:style-name="T5">pavo</text:span>: an <text:span text:style-name="T5">R</text:span> Package for the analysis, visualization and organization of spectral data. Methods in Ecology and Evolution. <text:s/>R Package version 0.5-5. <text:s/><text:a xlink:type="simple" xlink:href="http://cran.r-project.org/package=pavo">http://cran.r-project.org/package=pavo</text:a>. <text:s/></text:p>
        </text:list-item>
        <text:list-item>
          <text:p text:style-name="P79">CGATS.17 Text File Format. <text:s text:c="2"/>http://www.colorwiki.com/wiki/CGATS.17_Text_File_Format.</text:p>
        </text:list-item>
      </text:list>
      <text:p text:style-name="P69"/>
      <text:h text:style-name="P77" text:outline-level="1">Appendix A <text:s text:c="2"/>- <text:s text:c="2"/>Built-in colorSpec Objects</text:h>
      <text:p text:style-name="P64"/>
      <text:p text:style-name="P6">The following are built-in <text:span text:style-name="T5">colorSpec</text:span> objects that are commonly used. <text:s/>They are global objects that are automatically available when <text:span text:style-name="T5">colorSpec</text:span> is loaded. <text:s/>For more details on each see the corresponding help topic.</text:p>
      <text:p text:style-name="P6"/>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17">quantity</text:p>
            </table:table-cell>
            <table:table-cell table:style-name="Table9.A1" office:value-type="string">
              <text:p text:style-name="P13">object name</text:p>
            </table:table-cell>
            <table:table-cell table:style-name="Table9.A1" office:value-type="string">
              <text:p text:style-name="P14">spectra</text:p>
            </table:table-cell>
            <table:table-cell table:style-name="Table9.A1" office:value-type="string">
              <text:p text:style-name="P14">step (nm)</text:p>
            </table:table-cell>
            <table:table-cell table:style-name="Table9.E1" office:value-type="string">
              <text:p text:style-name="P13">comments</text:p>
            </table:table-cell>
          </table:table-row>
        </table:table-header-rows>
        <table:table-row>
          <table:table-cell table:style-name="Table9.A2" table:number-rows-spanned="10" office:value-type="string">
            <text:p text:style-name="P28">power</text:p>
          </table:table-cell>
          <table:table-cell table:style-name="Table9.A2" office:value-type="string">
            <text:p text:style-name="P29">A.1nm</text:p>
          </table:table-cell>
          <table:table-cell table:style-name="Table9.C2" office:value-type="float" office:value="1">
            <text:p text:style-name="P24">1</text:p>
          </table:table-cell>
          <table:table-cell table:style-name="Table9.C2" office:value-type="float" office:value="1">
            <text:p text:style-name="P24">1</text:p>
          </table:table-cell>
          <table:table-cell table:style-name="Table9.E2" office:value-type="string">
            <text:p text:style-name="P23">Incandescent / Tungsten <text:s/>CCT=2856 K</text:p>
          </table:table-cell>
        </table:table-row>
        <table:table-row>
          <table:covered-table-cell/>
          <table:table-cell table:style-name="Table9.A2" office:value-type="string">
            <text:p text:style-name="P29">B.5nm</text:p>
          </table:table-cell>
          <table:table-cell table:style-name="Table9.C2" office:value-type="float" office:value="1">
            <text:p text:style-name="P24">1</text:p>
          </table:table-cell>
          <table:table-cell table:style-name="Table9.C2" office:value-type="float" office:value="5">
            <text:p text:style-name="P24">5</text:p>
          </table:table-cell>
          <table:table-cell table:style-name="Table9.E2" office:value-type="string">
            <text:p text:style-name="P23">Direct sunlight at noon <text:s/>(obsolete)</text:p>
          </table:table-cell>
        </table:table-row>
        <table:table-row>
          <table:covered-table-cell/>
          <table:table-cell table:style-name="Table9.A2" office:value-type="string">
            <text:p text:style-name="P29">C.5nm</text:p>
          </table:table-cell>
          <table:table-cell table:style-name="Table9.C2" office:value-type="float" office:value="1">
            <text:p text:style-name="P24">1</text:p>
          </table:table-cell>
          <table:table-cell table:style-name="Table9.C2" office:value-type="float" office:value="5">
            <text:p text:style-name="P24">5</text:p>
          </table:table-cell>
          <table:table-cell table:style-name="Table9.E2" office:value-type="string">
            <text:p text:style-name="P23">Average / North sky Daylight <text:s text:c="2"/>(obsolete)</text:p>
          </table:table-cell>
        </table:table-row>
        <table:table-row>
          <table:covered-table-cell/>
          <table:table-cell table:style-name="Table9.A2" office:value-type="string">
            <text:p text:style-name="P29">D50.5nm</text:p>
          </table:table-cell>
          <table:table-cell table:style-name="Table9.C2" office:value-type="float" office:value="1">
            <text:p text:style-name="P24">1</text:p>
          </table:table-cell>
          <table:table-cell table:style-name="Table9.C2" office:value-type="float" office:value="5">
            <text:p text:style-name="P24">5</text:p>
          </table:table-cell>
          <table:table-cell table:style-name="Table9.E2" office:value-type="string">
            <text:p text:style-name="P23">Horizon Light </text:p>
          </table:table-cell>
        </table:table-row>
        <table:table-row>
          <table:covered-table-cell/>
          <table:table-cell table:style-name="Table9.A2" office:value-type="string">
            <text:p text:style-name="P29">D65.1nm</text:p>
          </table:table-cell>
          <table:table-cell table:style-name="Table9.C2" office:value-type="float" office:value="1">
            <text:p text:style-name="P24">1</text:p>
          </table:table-cell>
          <table:table-cell table:style-name="Table9.C2" office:value-type="float" office:value="1">
            <text:p text:style-name="P24">1</text:p>
          </table:table-cell>
          <table:table-cell table:style-name="Table9.E2" table:number-rows-spanned="2" office:value-type="string">
            <text:p text:style-name="P23">Noon Daylight </text:p>
          </table:table-cell>
        </table:table-row>
        <table:table-row>
          <table:covered-table-cell/>
          <table:table-cell table:style-name="Table9.A2" office:value-type="string">
            <text:p text:style-name="P29">D65.5nm</text:p>
          </table:table-cell>
          <table:table-cell table:style-name="Table9.C2" office:value-type="float" office:value="1">
            <text:p text:style-name="P24">1</text:p>
          </table:table-cell>
          <table:table-cell table:style-name="Table9.C2" office:value-type="float" office:value="5">
            <text:p text:style-name="P24">5</text:p>
          </table:table-cell>
          <table:covered-table-cell/>
        </table:table-row>
        <table:table-row>
          <table:covered-table-cell/>
          <table:table-cell table:style-name="Table9.A2" office:value-type="string">
            <text:p text:style-name="P29">daylight1964</text:p>
          </table:table-cell>
          <table:table-cell table:style-name="Table9.C2" office:value-type="float" office:value="3">
            <text:p text:style-name="P24">3</text:p>
          </table:table-cell>
          <table:table-cell table:style-name="Table9.C2" office:value-type="float" office:value="5">
            <text:p text:style-name="P24">5</text:p>
          </table:table-cell>
          <table:table-cell table:style-name="Table9.E2" office:value-type="string">
            <text:p text:style-name="P23">3 components of daylight, used to construct the entire daylight series</text:p>
          </table:table-cell>
        </table:table-row>
        <table:table-row>
          <table:covered-table-cell/>
          <table:table-cell table:style-name="Table9.A2" office:value-type="string">
            <text:p text:style-name="P29">daylight2013</text:p>
          </table:table-cell>
          <table:table-cell table:style-name="Table9.C2" office:value-type="float" office:value="3">
            <text:p text:style-name="P24">3</text:p>
          </table:table-cell>
          <table:table-cell table:style-name="Table9.C2" office:value-type="float" office:value="1">
            <text:p text:style-name="P24">1</text:p>
          </table:table-cell>
          <table:table-cell table:style-name="Table9.E2" office:value-type="string">
            <text:p text:style-name="P23">smoothed version of <text:span text:style-name="T1">daylight1964</text:span><text:span text:style-name="T22"> (proposed)</text:span></text:p>
          </table:table-cell>
        </table:table-row>
        <table:table-row>
          <table:covered-table-cell/>
          <table:table-cell table:style-name="Table9.A2" office:value-type="string">
            <text:p text:style-name="P29">Fs.5nm</text:p>
          </table:table-cell>
          <table:table-cell table:style-name="Table9.C2" office:value-type="float" office:value="12">
            <text:p text:style-name="P24">12</text:p>
          </table:table-cell>
          <table:table-cell table:style-name="Table9.C2" office:value-type="float" office:value="5">
            <text:p text:style-name="P24">5</text:p>
          </table:table-cell>
          <table:table-cell table:style-name="Table9.E2" office:value-type="string">
            <text:p text:style-name="P23">fluorescent standards <text:s/>F1 to F12</text:p>
          </table:table-cell>
        </table:table-row>
        <table:table-row>
          <table:covered-table-cell/>
          <table:table-cell table:style-name="Table9.A2" office:value-type="string">
            <text:p text:style-name="P29">solar.irradiance</text:p>
          </table:table-cell>
          <table:table-cell table:style-name="Table9.C2" office:value-type="float" office:value="3">
            <text:p text:style-name="P24">3</text:p>
          </table:table-cell>
          <table:table-cell table:style-name="Table9.C2" office:value-type="float" office:value="1">
            <text:p text:style-name="P24">1</text:p>
          </table:table-cell>
          <table:table-cell table:style-name="Table9.E2" office:value-type="string">
            <text:p text:style-name="P23">terrestrial and extraterrestrial direct, <text:s/>daylight <text:span text:style-name="T22"><text:s/>- <text:s/>from </text:span><text:span text:style-name="T57">ASTM G173-03</text:span></text:p>
          </table:table-cell>
        </table:table-row>
        <table:table-row>
          <table:table-cell table:style-name="Table9.A2" office:value-type="string">
            <text:p text:style-name="P28">photons/sec</text:p>
          </table:table-cell>
          <table:table-cell table:style-name="Table9.A2" office:value-type="string">
            <text:p text:style-name="P29">F96T12</text:p>
          </table:table-cell>
          <table:table-cell table:style-name="Table9.C2" office:value-type="float" office:value="1">
            <text:p text:style-name="P24">1</text:p>
          </table:table-cell>
          <table:table-cell table:style-name="Table9.C2" office:value-type="float" office:value="1">
            <text:p text:style-name="P24">1</text:p>
          </table:table-cell>
          <table:table-cell table:style-name="Table9.E2" office:value-type="string">
            <text:p text:style-name="P23">not an illuminant – a real fluorescent bulb as measured with <text:span text:style-name="T58">LI-COR LI-1800 </text:span></text:p>
          </table:table-cell>
        </table:table-row>
      </table:table>
      <text:p text:style-name="P44">Table <text:s/>A.1 <text:s text:c="3"/><text:span text:style-name="T5">colorSpec</text:span> objects, <text:s text:c="3"/>light sources. <text:s/><text:span text:style-name="T1">type='light'</text:span></text:p>
      <text:p text:style-name="P64"/>
      <text:p text:style-name="P6"/>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P17">quantity</text:p>
            </table:table-cell>
            <table:table-cell table:style-name="Table10.A1" office:value-type="string">
              <text:p text:style-name="P13">object </text:p>
            </table:table-cell>
            <table:table-cell table:style-name="Table10.A1" office:value-type="string">
              <text:p text:style-name="P14">spectra</text:p>
            </table:table-cell>
            <table:table-cell table:style-name="Table10.A1" office:value-type="string">
              <text:p text:style-name="P14">step (nm)</text:p>
            </table:table-cell>
            <table:table-cell table:style-name="Table10.E1" office:value-type="string">
              <text:p text:style-name="P13">comments</text:p>
            </table:table-cell>
          </table:table-row>
        </table:table-header-rows>
        <table:table-row>
          <table:table-cell table:style-name="Table10.A2" table:number-rows-spanned="3" office:value-type="string">
            <text:p text:style-name="P28">power-&gt;electrical</text:p>
          </table:table-cell>
          <table:table-cell table:style-name="Table10.A2" office:value-type="string">
            <text:p text:style-name="P29">Adobe.RGB</text:p>
          </table:table-cell>
          <table:table-cell table:style-name="Table10.C2" office:value-type="float" office:value="3">
            <text:p text:style-name="P24">3</text:p>
          </table:table-cell>
          <table:table-cell table:style-name="Table10.C2" office:value-type="float" office:value="1">
            <text:p text:style-name="P24">1</text:p>
          </table:table-cell>
          <table:table-cell table:style-name="Table10.E2" office:value-type="string">
            <text:p text:style-name="P23">a theoretical RGB camera</text:p>
          </table:table-cell>
        </table:table-row>
        <table:table-row>
          <table:covered-table-cell/>
          <table:table-cell table:style-name="Table10.A2" office:value-type="string">
            <text:p text:style-name="P29">BT.709.RGB</text:p>
          </table:table-cell>
          <table:table-cell table:style-name="Table10.C2" office:value-type="float" office:value="3">
            <text:p text:style-name="P24">3</text:p>
          </table:table-cell>
          <table:table-cell table:style-name="Table10.C2" office:value-type="float" office:value="1">
            <text:p text:style-name="P24">1</text:p>
          </table:table-cell>
          <table:table-cell table:style-name="Table10.E2" office:value-type="string">
            <text:p text:style-name="P23">a theoretical RGB camera</text:p>
          </table:table-cell>
        </table:table-row>
        <table:table-row>
          <table:covered-table-cell/>
          <table:table-cell table:style-name="Table10.A2" office:value-type="string">
            <text:p text:style-name="P29">Flea2.RGB</text:p>
          </table:table-cell>
          <table:table-cell table:style-name="Table10.C2" office:value-type="float" office:value="3">
            <text:p text:style-name="P24">3</text:p>
          </table:table-cell>
          <table:table-cell table:style-name="Table10.C2" office:value-type="float" office:value="10">
            <text:p text:style-name="P24">10</text:p>
          </table:table-cell>
          <table:table-cell table:style-name="Table10.E2" office:value-type="string">
            <text:p text:style-name="P23">an actual RGB camera</text:p>
          </table:table-cell>
        </table:table-row>
        <table:table-row>
          <table:table-cell table:style-name="Table10.A2" table:number-rows-spanned="6" office:value-type="string">
            <text:p text:style-name="P28">power-&gt;neural</text:p>
          </table:table-cell>
          <table:table-cell table:style-name="Table10.A2" office:value-type="string">
            <text:p text:style-name="P29">lms1971.5nm</text:p>
          </table:table-cell>
          <table:table-cell table:style-name="Table10.C2" office:value-type="float" office:value="3">
            <text:p text:style-name="P24">3</text:p>
          </table:table-cell>
          <table:table-cell table:style-name="Table10.C2" office:value-type="float" office:value="5">
            <text:p text:style-name="P24">5</text:p>
          </table:table-cell>
          <table:table-cell table:style-name="Table10.E2" office:value-type="string">
            <text:p text:style-name="P23">Vos &amp; Walraven (1971) <text:s/>2-degree human cone fundamentals</text:p>
          </table:table-cell>
        </table:table-row>
        <table:table-row>
          <table:covered-table-cell/>
          <table:table-cell table:style-name="Table10.A2" office:value-type="string">
            <text:p text:style-name="P29">lms2000.1nm</text:p>
          </table:table-cell>
          <table:table-cell table:style-name="Table10.C2" office:value-type="float" office:value="3">
            <text:p text:style-name="P24">3</text:p>
          </table:table-cell>
          <table:table-cell table:style-name="Table10.C2" office:value-type="float" office:value="1">
            <text:p text:style-name="P24">1</text:p>
          </table:table-cell>
          <table:table-cell table:style-name="Table10.E2" office:value-type="string">
            <text:p text:style-name="P23">Stockman &amp; Sharpe (2000) <text:s/>2-degree human cone fundamentals</text:p>
          </table:table-cell>
        </table:table-row>
        <table:table-row>
          <table:covered-table-cell/>
          <table:table-cell table:style-name="Table10.A2" office:value-type="string">
            <text:p text:style-name="P29">xyz1931.1nm</text:p>
          </table:table-cell>
          <table:table-cell table:style-name="Table10.C2" office:value-type="float" office:value="3">
            <text:p text:style-name="P24">3</text:p>
          </table:table-cell>
          <table:table-cell table:style-name="Table10.C2" office:value-type="float" office:value="1">
            <text:p text:style-name="P24">1</text:p>
          </table:table-cell>
          <table:table-cell table:style-name="Table10.E2" table:number-rows-spanned="2" office:value-type="string">
            <text:p text:style-name="P23">2-degree human color matching functions </text:p>
          </table:table-cell>
        </table:table-row>
        <table:table-row>
          <table:covered-table-cell/>
          <table:table-cell table:style-name="Table10.A2" office:value-type="string">
            <text:p text:style-name="P29">xyz1931.5nm</text:p>
          </table:table-cell>
          <table:table-cell table:style-name="Table10.C2" office:value-type="float" office:value="3">
            <text:p text:style-name="P24">3</text:p>
          </table:table-cell>
          <table:table-cell table:style-name="Table10.C2" office:value-type="float" office:value="5">
            <text:p text:style-name="P24">5</text:p>
          </table:table-cell>
          <table:covered-table-cell/>
        </table:table-row>
        <table:table-row>
          <table:covered-table-cell/>
          <table:table-cell table:style-name="Table10.A2" office:value-type="string">
            <text:p text:style-name="P29">xyz1964.1nm</text:p>
          </table:table-cell>
          <table:table-cell table:style-name="Table10.C2" office:value-type="float" office:value="3">
            <text:p text:style-name="P24">3</text:p>
          </table:table-cell>
          <table:table-cell table:style-name="Table10.C2" office:value-type="float" office:value="1">
            <text:p text:style-name="P24">1</text:p>
          </table:table-cell>
          <table:table-cell table:style-name="Table10.E2" table:number-rows-spanned="2" office:value-type="string">
            <text:p text:style-name="P23">10-degree human color matching functions </text:p>
          </table:table-cell>
        </table:table-row>
        <table:table-row>
          <table:covered-table-cell/>
          <table:table-cell table:style-name="Table10.A2" office:value-type="string">
            <text:p text:style-name="P29">xyz1964.5nm</text:p>
          </table:table-cell>
          <table:table-cell table:style-name="Table10.C2" office:value-type="float" office:value="3">
            <text:p text:style-name="P24">3</text:p>
          </table:table-cell>
          <table:table-cell table:style-name="Table10.C2" office:value-type="float" office:value="5">
            <text:p text:style-name="P24">5</text:p>
          </table:table-cell>
          <table:covered-table-cell/>
        </table:table-row>
        <table:table-row>
          <table:table-cell table:style-name="Table10.A2" office:value-type="string">
            <text:p text:style-name="P28">photons-&gt;neural</text:p>
          </table:table-cell>
          <table:table-cell table:style-name="Table10.A2" office:value-type="string">
            <text:p text:style-name="P29">HigherPasserines</text:p>
          </table:table-cell>
          <table:table-cell table:style-name="Table10.C2" office:value-type="float" office:value="4">
            <text:p text:style-name="P24">4</text:p>
          </table:table-cell>
          <table:table-cell table:style-name="Table10.C2" office:value-type="float" office:value="1">
            <text:p text:style-name="P24">1</text:p>
          </table:table-cell>
          <table:table-cell table:style-name="Table10.E2" office:value-type="string">
            <text:p text:style-name="P31">an example of an eye with tetrachromatic vision</text:p>
          </table:table-cell>
        </table:table-row>
      </table:table>
      <text:p text:style-name="P44">Table <text:s/>A.2 <text:s text:c="3"/><text:span text:style-name="T5">colorSpec</text:span> objects, <text:s text:c="3"/>light responders. <text:s/><text:span text:style-name="T1">type='responsivity.light'</text:span></text:p>
      <text:p text:style-name="P67"><text:soft-page-break/></text:p>
      <text:p text:style-name="P67"/>
      <text:p text:style-name="P6"/>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17">quantity</text:p>
            </table:table-cell>
            <table:table-cell table:style-name="Table11.A1" office:value-type="string">
              <text:p text:style-name="P13">object </text:p>
            </table:table-cell>
            <table:table-cell table:style-name="Table11.A1" office:value-type="string">
              <text:p text:style-name="P14">spectra</text:p>
            </table:table-cell>
            <table:table-cell table:style-name="Table11.A1" office:value-type="string">
              <text:p text:style-name="P14">step (nm)</text:p>
            </table:table-cell>
            <table:table-cell table:style-name="Table11.E1" office:value-type="string">
              <text:p text:style-name="P13">comments</text:p>
            </table:table-cell>
          </table:table-row>
        </table:table-header-rows>
        <table:table-row>
          <table:table-cell table:style-name="Table11.A2" table:number-rows-spanned="2" office:value-type="string">
            <text:p text:style-name="P28">transmittance</text:p>
          </table:table-cell>
          <table:table-cell table:style-name="Table11.A2" office:value-type="string">
            <text:p text:style-name="P29">atmosphere2003</text:p>
          </table:table-cell>
          <table:table-cell table:style-name="Table11.C2" office:value-type="float" office:value="1">
            <text:p text:style-name="P24">1</text:p>
          </table:table-cell>
          <table:table-cell table:style-name="Table11.C2" office:value-type="float" office:value="1">
            <text:p text:style-name="P24">1</text:p>
          </table:table-cell>
          <table:table-cell table:style-name="Table11.E2" office:value-type="string">
            <text:p text:style-name="P23">transmittance of the atmosphere, derived from 2 spectra in <text:span text:style-name="T1">solar.irradiance</text:span> (Table A.1)</text:p>
          </table:table-cell>
        </table:table-row>
        <table:table-row>
          <table:covered-table-cell/>
          <table:table-cell table:style-name="Table11.A2" office:value-type="string">
            <text:p text:style-name="P29">Hoya</text:p>
          </table:table-cell>
          <table:table-cell table:style-name="Table11.C2" office:value-type="float" office:value="4">
            <text:p text:style-name="P24">4</text:p>
          </table:table-cell>
          <table:table-cell table:style-name="Table11.C2" office:value-type="float" office:value="10">
            <text:p text:style-name="P24">10</text:p>
          </table:table-cell>
          <table:table-cell table:style-name="Table11.E2" office:value-type="string">
            <text:p text:style-name="P23">RGB filters, plus a blue light balancer</text:p>
          </table:table-cell>
        </table:table-row>
      </table:table>
      <text:p text:style-name="P44">Table <text:s/>A.3 <text:s text:c="3"/><text:span text:style-name="T5">colorSpec</text:span> objects, <text:s text:c="4"/>materials. <text:s/><text:span text:style-name="T1">type='material'</text:span></text:p>
      <text:p text:style-name="P67"/>
      <text:p text:style-name="P6"/>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P17">quantity</text:p>
            </table:table-cell>
            <table:table-cell table:style-name="Table12.A1" office:value-type="string">
              <text:p text:style-name="P13">object </text:p>
            </table:table-cell>
            <table:table-cell table:style-name="Table12.A1" office:value-type="string">
              <text:p text:style-name="P14">spectra</text:p>
            </table:table-cell>
            <table:table-cell table:style-name="Table12.A1" office:value-type="string">
              <text:p text:style-name="P14">step (nm)</text:p>
            </table:table-cell>
            <table:table-cell table:style-name="Table12.E1" office:value-type="string">
              <text:p text:style-name="P13">comments</text:p>
            </table:table-cell>
          </table:table-row>
        </table:table-header-rows>
        <table:table-row>
          <table:table-cell table:style-name="Table12.A2" office:value-type="string">
            <text:p text:style-name="P28">material-&gt;electrical</text:p>
          </table:table-cell>
          <table:table-cell table:style-name="Table12.A2" office:value-type="string">
            <text:p text:style-name="P29">scanner.ACES</text:p>
          </table:table-cell>
          <table:table-cell table:style-name="Table12.C2" office:value-type="float" office:value="3">
            <text:p text:style-name="P24">3</text:p>
          </table:table-cell>
          <table:table-cell table:style-name="Table12.C2" office:value-type="float" office:value="2">
            <text:p text:style-name="P24">2</text:p>
          </table:table-cell>
          <table:table-cell table:style-name="Table12.E2" office:value-type="string">
            <text:p text:style-name="P23">a standard for an RGB scanner for color film</text:p>
          </table:table-cell>
        </table:table-row>
      </table:table>
      <text:p text:style-name="P68">Table <text:s/>A.4 <text:s text:c="3"/><text:span text:style-name="T5">colorSpec</text:span> objects, <text:s text:c="4"/>material responders. <text:s text:c="3"/><text:span text:style-name="T1">type='responsivity.material'</text:span></text:p>
      <text:h text:style-name="P78" text:outline-level="1">Appendix B <text:s text:c="2"/>- <text:s text:c="2"/>Bonus Spectral Data</text:h>
      <text:p text:style-name="P3"/>
      <text:p text:style-name="P6">Each packaged <text:span text:style-name="T5">colorSpec</text:span> object in <text:span text:style-name="T5">Appendix A</text:span> takes time to document. <text:s/>Here are some bonus spectra files under folder extdata that users may find interesting and useful. <text:s/>Use the function <text:span text:style-name="T1">readSpectra()</text:span>to create a <text:span text:style-name="T5">colorSpec</text:span> object from the file, for example:</text:p>
      <text:p text:style-name="P70">sunlight = readSpectra( system.file( 'extdata/illuminants/sunlight.txt', package='colorSpec' ) )</text:p>
      <text:p text:style-name="P6">See the top of each file for sources, attribution, and other information. <text:s/>Alternatively, one can run <text:span text:style-name="T1">summary()</text:span> on the imported object. <text:s/>Some of the files in <text:span text:style-name="T1">Control </text:span>format have associated JPG or PNG images of plots.</text:p>
      <text:p text:style-name="P6"/>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5">folder</text:p>
            </table:table-cell>
            <table:table-cell table:style-name="Table7.A1" office:value-type="string">
              <text:p text:style-name="P18">quantity</text:p>
            </table:table-cell>
            <table:table-cell table:style-name="Table7.A1" office:value-type="string">
              <text:p text:style-name="P15">filename</text:p>
            </table:table-cell>
            <table:table-cell table:style-name="Table7.A1" office:value-type="string">
              <text:p text:style-name="P16">format</text:p>
            </table:table-cell>
            <table:table-cell table:style-name="Table7.E1" office:value-type="string">
              <text:p text:style-name="P15">comments</text:p>
            </table:table-cell>
          </table:table-row>
        </table:table-header-rows>
        <table:table-row>
          <table:table-cell table:style-name="Table7.A2" office:value-type="string">
            <text:p text:style-name="P19">illuminants</text:p>
          </table:table-cell>
          <table:table-cell table:style-name="Table7.A2" office:value-type="string">
            <text:p text:style-name="P25">power</text:p>
          </table:table-cell>
          <table:table-cell table:style-name="Table7.A2" office:value-type="string">
            <text:p text:style-name="P20">sunlight.txt</text:p>
          </table:table-cell>
          <table:table-cell table:style-name="Table7.A2" office:value-type="string">
            <text:p text:style-name="P25">XYY</text:p>
          </table:table-cell>
          <table:table-cell table:style-name="Table7.E2" office:value-type="string">
            <text:p text:style-name="P20">spectral irradiance of the solar disk</text:p>
          </table:table-cell>
        </table:table-row>
        <table:table-row>
          <table:table-cell table:style-name="Table7.A2" table:number-rows-spanned="9" office:value-type="string">
            <text:p text:style-name="P19">sources</text:p>
          </table:table-cell>
          <table:table-cell table:style-name="Table7.A2" table:number-rows-spanned="8" office:value-type="string">
            <text:p text:style-name="P25">power</text:p>
          </table:table-cell>
          <table:table-cell table:style-name="Table7.A2" office:value-type="string">
            <text:p text:style-name="P20">BlueFlame.txt</text:p>
          </table:table-cell>
          <table:table-cell table:style-name="Table7.A2" office:value-type="string">
            <text:p text:style-name="P25">XYY</text:p>
          </table:table-cell>
          <table:table-cell table:style-name="Table7.E2" office:value-type="string">
            <text:p text:style-name="P20">blue part of a butane flame, see vignette blueflame</text:p>
          </table:table-cell>
        </table:table-row>
        <table:table-row>
          <table:covered-table-cell/>
          <table:covered-table-cell/>
          <table:table-cell table:style-name="Table7.A2" office:value-type="string">
            <text:p text:style-name="P20">firefly1922.txt</text:p>
          </table:table-cell>
          <table:table-cell table:style-name="Table7.A2" office:value-type="string">
            <text:p text:style-name="P25">Control</text:p>
          </table:table-cell>
          <table:table-cell table:style-name="Table7.E2" office:value-type="string">
            <text:p text:style-name="P20">1 species of fire-fly</text:p>
          </table:table-cell>
        </table:table-row>
        <table:table-row>
          <table:covered-table-cell/>
          <table:covered-table-cell/>
          <table:table-cell table:style-name="Table7.A2" office:value-type="string">
            <text:p text:style-name="P20">firefly1964.txt</text:p>
          </table:table-cell>
          <table:table-cell table:style-name="Table7.A2" office:value-type="string">
            <text:p text:style-name="P25">Control</text:p>
          </table:table-cell>
          <table:table-cell table:style-name="Table7.E2" office:value-type="string">
            <text:p text:style-name="P20">4 species of firefly</text:p>
          </table:table-cell>
        </table:table-row>
        <table:table-row>
          <table:covered-table-cell/>
          <table:covered-table-cell/>
          <table:table-cell table:style-name="Table7.A2" office:value-type="string">
            <text:p text:style-name="P20">Gepe-G-2001-LED.sp</text:p>
          </table:table-cell>
          <table:table-cell table:style-name="Table7.A2" office:value-type="string">
            <text:p text:style-name="P25">CGATS</text:p>
          </table:table-cell>
          <table:table-cell table:style-name="Table7.E2" office:value-type="string">
            <text:p text:style-name="P20">white LED in a light-pad, captured by a ColorMunki</text:p>
          </table:table-cell>
        </table:table-row>
        <table:table-row>
          <table:covered-table-cell/>
          <table:covered-table-cell/>
          <table:table-cell table:style-name="Table7.A2" office:value-type="string">
            <text:p text:style-name="P20">Lumencor-SpectraX.txt</text:p>
          </table:table-cell>
          <table:table-cell table:style-name="Table7.A2" office:value-type="string">
            <text:p text:style-name="P25">Control</text:p>
          </table:table-cell>
          <table:table-cell table:style-name="Table7.E2" office:value-type="string">
            <text:p text:style-name="P20">7-channel source of light - time-multiplexed</text:p>
          </table:table-cell>
        </table:table-row>
        <table:table-row>
          <table:covered-table-cell/>
          <table:covered-table-cell/>
          <table:table-cell table:style-name="Table7.A2" office:value-type="string">
            <text:p text:style-name="P20">NikonCi-L.full.sp</text:p>
          </table:table-cell>
          <table:table-cell table:style-name="Table7.A2" office:value-type="string">
            <text:p text:style-name="P25">CGATS</text:p>
          </table:table-cell>
          <table:table-cell table:style-name="Table7.E2" office:value-type="string">
            <text:p text:style-name="P20">white LED in a microscope, captured by a ColorMunki</text:p>
          </table:table-cell>
        </table:table-row>
        <table:table-row>
          <table:covered-table-cell/>
          <table:covered-table-cell/>
          <table:table-cell table:style-name="Table7.A2" office:value-type="string">
            <text:p text:style-name="P20">NikonE600-NCB11+slide.sp</text:p>
          </table:table-cell>
          <table:table-cell table:style-name="Table7.A2" office:value-type="string">
            <text:p text:style-name="P25">CGATS</text:p>
          </table:table-cell>
          <table:table-cell table:style-name="Table7.E2" office:value-type="string">
            <text:p text:style-name="P20">halogen lamp in a microscope, with blue filter</text:p>
          </table:table-cell>
        </table:table-row>
        <table:table-row>
          <table:covered-table-cell/>
          <table:covered-table-cell/>
          <table:table-cell table:style-name="Table7.A2" office:value-type="string">
            <text:p text:style-name="P20">pos1-20x.scope</text:p>
          </table:table-cell>
          <table:table-cell table:style-name="Table7.A2" office:value-type="string">
            <text:p text:style-name="P25">scope</text:p>
          </table:table-cell>
          <table:table-cell table:style-name="Table7.E2" office:value-type="string">
            <text:p text:style-name="P20">halogen lamp in a microscope. captured by a USB2000+</text:p>
          </table:table-cell>
        </table:table-row>
        <table:table-row>
          <table:covered-table-cell/>
          <table:table-cell table:style-name="Table7.A2" office:value-type="string">
            <text:p text:style-name="P25">photons/sec</text:p>
          </table:table-cell>
          <table:table-cell table:style-name="Table7.A2" office:value-type="string">
            <text:p text:style-name="P20">Airam-GR8E.txt</text:p>
          </table:table-cell>
          <table:table-cell table:style-name="Table7.A2" office:value-type="string">
            <text:p text:style-name="P25">XYY</text:p>
          </table:table-cell>
          <table:table-cell table:style-name="Table7.E2" office:value-type="string">
            <text:p text:style-name="P20">a 60W incandescent bulb, made by Airam</text:p>
          </table:table-cell>
        </table:table-row>
      </table:table>
      <text:p text:style-name="P44">Table <text:s/>B.1 <text:s text:c="3"/>More Spectral Data Files, <text:s text:c="3"/>light sources. <text:s/><text:span text:style-name="T1">type='light'</text:span></text:p>
      <text:p text:style-name="P66"/>
      <text:p text:style-name="P66"/>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folder</text:p>
          </table:table-cell>
          <table:table-cell table:style-name="Table3.A1" office:value-type="string">
            <text:p text:style-name="P18">quantity</text:p>
          </table:table-cell>
          <table:table-cell table:style-name="Table3.A1" office:value-type="string">
            <text:p text:style-name="P15">filename</text:p>
          </table:table-cell>
          <table:table-cell table:style-name="Table3.A1" office:value-type="string">
            <text:p text:style-name="P16">format</text:p>
          </table:table-cell>
          <table:table-cell table:style-name="Table3.E1" office:value-type="string">
            <text:p text:style-name="P15">comments</text:p>
          </table:table-cell>
        </table:table-row>
        <table:table-row>
          <table:table-cell table:style-name="Table3.A2" table:number-rows-spanned="2" office:value-type="string">
            <text:p text:style-name="P19">action</text:p>
          </table:table-cell>
          <table:table-cell table:style-name="Table3.A2" table:number-rows-spanned="2" office:value-type="string">
            <text:p text:style-name="P19"><text:span text:style-name="T1">photons-&gt;action</text:span> </text:p>
          </table:table-cell>
          <table:table-cell table:style-name="Table3.A2" office:value-type="string">
            <text:p text:style-name="P20">BeanPhotosynthesis.txt</text:p>
          </table:table-cell>
          <table:table-cell table:style-name="Table3.A2" office:value-type="string">
            <text:p text:style-name="P25">XYY</text:p>
          </table:table-cell>
          <table:table-cell table:style-name="Table3.E2" office:value-type="string">
            <text:p text:style-name="P20">photosynthesis converts photons to CO<text:span text:style-name="T6">2</text:span> molecules etc. <text:s/></text:p>
          </table:table-cell>
        </table:table-row>
        <table:table-row>
          <table:covered-table-cell/>
          <table:covered-table-cell/>
          <table:table-cell table:style-name="Table3.A2" office:value-type="string">
            <text:p text:style-name="P20">Photosynthesis-DIN5031-10.txt</text:p>
          </table:table-cell>
          <table:table-cell table:style-name="Table3.A2" office:value-type="string">
            <text:p text:style-name="P25">Control</text:p>
          </table:table-cell>
          <table:table-cell table:style-name="Table3.E2" office:value-type="string">
            <text:p text:style-name="P20">from DIN standard 5031-10</text:p>
          </table:table-cell>
        </table:table-row>
        <table:table-row>
          <table:table-cell table:style-name="Table3.A2" table:number-rows-spanned="7" office:value-type="string">
            <text:p text:style-name="P19">cameras</text:p>
          </table:table-cell>
          <table:table-cell table:style-name="Table3.A2" table:number-rows-spanned="5" office:value-type="string">
            <text:p text:style-name="P25">power-&gt;electrical</text:p>
          </table:table-cell>
          <table:table-cell table:style-name="Table3.C4" office:value-type="string">
            <text:p text:style-name="P20">Falcon-spectral.txt</text:p>
          </table:table-cell>
          <table:table-cell table:style-name="Table3.C4" office:value-type="string">
            <text:p text:style-name="P25">Control</text:p>
          </table:table-cell>
          <table:table-cell table:style-name="Table3.E4" office:value-type="string">
            <text:p text:style-name="P20">DALSA Falcon 4M30 RGB camera</text:p>
          </table:table-cell>
        </table:table-row>
        <table:table-row>
          <table:covered-table-cell/>
          <table:covered-table-cell/>
          <table:table-cell table:style-name="Table3.C4" office:value-type="string">
            <text:p text:style-name="P20">orthicon-5820-A.txt</text:p>
          </table:table-cell>
          <table:table-cell table:style-name="Table3.C4" office:value-type="string">
            <text:p text:style-name="P25">XYY</text:p>
          </table:table-cell>
          <table:table-cell table:style-name="Table3.E4" office:value-type="string">
            <text:p text:style-name="P20">graylevel orthicon tube camera</text:p>
          </table:table-cell>
        </table:table-row>
        <table:table-row>
          <table:covered-table-cell/>
          <table:covered-table-cell/>
          <table:table-cell table:style-name="Table3.C4" office:value-type="string">
            <text:p text:style-name="P20">Plumbicon30mm.txt</text:p>
          </table:table-cell>
          <table:table-cell table:style-name="Table3.C4" office:value-type="string">
            <text:p text:style-name="P25">XYY</text:p>
          </table:table-cell>
          <table:table-cell table:style-name="Table3.E4" office:value-type="string">
            <text:p text:style-name="P20">graylevel plumbicon tube camera</text:p>
          </table:table-cell>
        </table:table-row>
        <table:table-row>
          <table:covered-table-cell/>
          <table:covered-table-cell/>
          <table:table-cell table:style-name="Table3.C4" office:value-type="string">
            <text:p text:style-name="P20">Red-Epic-Dragon.txt</text:p>
          </table:table-cell>
          <table:table-cell table:style-name="Table3.C4" office:value-type="string">
            <text:p text:style-name="P25">Control</text:p>
          </table:table-cell>
          <table:table-cell table:style-name="Table3.E4" office:value-type="string">
            <text:p text:style-name="P20">EPIC-M RED Dragon RGB camera</text:p>
          </table:table-cell>
        </table:table-row>
        <table:table-row>
          <table:covered-table-cell/>
          <table:covered-table-cell/>
          <table:table-cell table:style-name="Table3.C4" office:value-type="string">
            <text:p text:style-name="P20">Toshiba-TCD2712DG-spectral.txt</text:p>
          </table:table-cell>
          <table:table-cell table:style-name="Table3.C4" office:value-type="string">
            <text:p text:style-name="P25">Control</text:p>
          </table:table-cell>
          <table:table-cell table:style-name="Table3.E4" office:value-type="string">
            <text:p text:style-name="P20">Toshiba TCD2712DG RGB <text:s/>line CCD</text:p>
          </table:table-cell>
        </table:table-row>
        <table:table-row>
          <table:covered-table-cell/>
          <table:table-cell table:style-name="Table3.A2" table:number-rows-spanned="2" office:value-type="string">
            <text:p text:style-name="P25">photons-&gt;electrical</text:p>
          </table:table-cell>
          <table:table-cell table:style-name="Table3.A2" office:value-type="string">
            <text:p text:style-name="P20">FoveonX3.txt</text:p>
          </table:table-cell>
          <table:table-cell table:style-name="Table3.A2" office:value-type="string">
            <text:p text:style-name="P25">Control</text:p>
          </table:table-cell>
          <table:table-cell table:style-name="Table3.E4" office:value-type="string">
            <text:p text:style-name="P20">Foven X3 RGB sensor (QE)</text:p>
          </table:table-cell>
        </table:table-row>
        <table:table-row>
          <table:covered-table-cell/>
          <table:covered-table-cell/>
          <table:table-cell table:style-name="Table3.A2" office:value-type="string">
            <text:p text:style-name="P20">Zyla_sCMOS.txt</text:p>
          </table:table-cell>
          <table:table-cell table:style-name="Table3.A2" office:value-type="string">
            <text:p text:style-name="P25">Control</text:p>
          </table:table-cell>
          <table:table-cell table:style-name="Table3.E4" office:value-type="string">
            <text:p text:style-name="P20">scientific graylevel camera (QE)</text:p>
          </table:table-cell>
        </table:table-row>
        <table:table-row table:style-name="Table3.11">
          <table:table-cell table:style-name="Table3.A2" table:number-rows-spanned="4" office:value-type="string">
            <text:p text:style-name="P19">eyes</text:p>
          </table:table-cell>
          <table:table-cell table:style-name="Table3.A2" table:number-rows-spanned="4" office:value-type="string">
            <text:p text:style-name="P25">power-&gt;neural</text:p>
          </table:table-cell>
          <table:table-cell table:style-name="Table3.C4" office:value-type="string">
            <text:p text:style-name="P20">Osmia-rufa.txt</text:p>
          </table:table-cell>
          <table:table-cell table:style-name="Table3.C4" office:value-type="string">
            <text:p text:style-name="P25">Control</text:p>
          </table:table-cell>
          <table:table-cell table:style-name="Table3.E4" office:value-type="string">
            <text:p text:style-name="P20">a bee can see U.V. <text:s/>!</text:p>
          </table:table-cell>
        </table:table-row>
        <table:table-row>
          <table:covered-table-cell/>
          <table:covered-table-cell/>
          <table:table-cell table:style-name="Table3.C4" office:value-type="string">
            <text:p text:style-name="P20">scoptic1951.1nm.csv</text:p>
          </table:table-cell>
          <table:table-cell table:style-name="Table3.C4" office:value-type="string">
            <text:p text:style-name="P25">XYY</text:p>
          </table:table-cell>
          <table:table-cell table:style-name="Table3.E4" office:value-type="string">
            <text:p text:style-name="P22">low light human vision (1951)</text:p>
          </table:table-cell>
        </table:table-row>
        <table:table-row>
          <table:covered-table-cell/>
          <table:covered-table-cell/>
          <table:table-cell table:style-name="Table3.C4" office:value-type="string">
            <text:p text:style-name="P20">xyz1978.txt</text:p>
          </table:table-cell>
          <table:table-cell table:style-name="Table3.C4" office:value-type="string">
            <text:p text:style-name="P25">XYY</text:p>
          </table:table-cell>
          <table:table-cell table:style-name="Table3.E2" table:number-rows-spanned="2" office:value-type="string">
            <text:p text:style-name="P22">new and improved versions of the 1931 CMFs</text:p>
          </table:table-cell>
        </table:table-row>
        <table:table-row>
          <table:covered-table-cell/>
          <table:covered-table-cell/>
          <table:table-cell table:style-name="Table3.C4" office:value-type="string">
            <text:p text:style-name="P20">xyz2012.txt</text:p>
          </table:table-cell>
          <table:table-cell table:style-name="Table3.C4" office:value-type="string">
            <text:p text:style-name="P25">XYY</text:p>
          </table:table-cell>
          <table:covered-table-cell/>
        </table:table-row>
      </table:table>
      <text:p text:style-name="P44">Table <text:s/>B.2 <text:s text:c="3"/>More Spectral Data Files, <text:s/>light responders. <text:s/><text:span text:style-name="T1">type='responsivity.light'</text:span></text:p>
      <text:p text:style-name="Text_20_body"/>
      <text:p text:style-name="Text_20_body"><text:soft-page-break/></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older</text:p>
            </table:table-cell>
            <table:table-cell table:style-name="Table8.A1" office:value-type="string">
              <text:p text:style-name="P18">quantity</text:p>
            </table:table-cell>
            <table:table-cell table:style-name="Table8.A1" office:value-type="string">
              <text:p text:style-name="P15">filename</text:p>
            </table:table-cell>
            <table:table-cell table:style-name="Table8.A1" office:value-type="string">
              <text:p text:style-name="P16">format</text:p>
            </table:table-cell>
            <table:table-cell table:style-name="Table8.E1" office:value-type="string">
              <text:p text:style-name="P15">comments</text:p>
            </table:table-cell>
          </table:table-row>
        </table:table-header-rows>
        <table:table-row>
          <table:table-cell table:style-name="Table8.A2" table:number-rows-spanned="2" office:value-type="string">
            <text:p text:style-name="P19">stains</text:p>
          </table:table-cell>
          <table:table-cell table:style-name="Table8.A2" table:number-rows-spanned="2" office:value-type="string">
            <text:p text:style-name="P25">absorbance</text:p>
          </table:table-cell>
          <table:table-cell table:style-name="Table8.A2" office:value-type="string">
            <text:p text:style-name="P20">EosinG.txt</text:p>
          </table:table-cell>
          <table:table-cell table:style-name="Table8.A2" office:value-type="string">
            <text:p text:style-name="P25">Control</text:p>
          </table:table-cell>
          <table:table-cell table:style-name="Table8.E2" office:value-type="string">
            <text:p text:style-name="P20">Eosin is a tissue stain</text:p>
          </table:table-cell>
        </table:table-row>
        <table:table-row>
          <table:covered-table-cell/>
          <table:covered-table-cell/>
          <table:table-cell table:style-name="Table8.A2" office:value-type="string">
            <text:p text:style-name="P20">Hematoxylin.txt</text:p>
          </table:table-cell>
          <table:table-cell table:style-name="Table8.A2" office:value-type="string">
            <text:p text:style-name="P25">Control</text:p>
          </table:table-cell>
          <table:table-cell table:style-name="Table8.E2" office:value-type="string">
            <text:p text:style-name="P20">Hematoxylin is a tissue stain</text:p>
          </table:table-cell>
        </table:table-row>
        <table:table-row>
          <table:table-cell table:style-name="Table8.A2" table:number-rows-spanned="3" office:value-type="string">
            <text:p text:style-name="P19">targets</text:p>
          </table:table-cell>
          <table:table-cell table:style-name="Table8.A2" office:value-type="string">
            <text:p text:style-name="P25">reflectance</text:p>
          </table:table-cell>
          <table:table-cell table:style-name="Table8.A2" office:value-type="string">
            <text:p text:style-name="P20">CC_Avg30_spectrum_CGATS.txt</text:p>
          </table:table-cell>
          <table:table-cell table:style-name="Table8.A2" office:value-type="string">
            <text:p text:style-name="P25">CGATS</text:p>
          </table:table-cell>
          <table:table-cell table:style-name="Table8.E2" office:value-type="string">
            <text:p text:style-name="P20">the ever-popular Macbeth Color Checker<text:line-break/>from http://babelcolor.com</text:p>
          </table:table-cell>
        </table:table-row>
        <table:table-row>
          <table:covered-table-cell/>
          <table:table-cell table:style-name="Table8.A2" table:number-rows-spanned="2" office:value-type="string">
            <text:p text:style-name="P25">transmittance</text:p>
          </table:table-cell>
          <table:table-cell table:style-name="Table8.A2" office:value-type="string">
            <text:p text:style-name="P20">E131102.txt</text:p>
          </table:table-cell>
          <table:table-cell table:style-name="Table8.A2" office:value-type="string">
            <text:p text:style-name="P25">spreadsheet</text:p>
          </table:table-cell>
          <table:table-cell table:style-name="Table8.E2" office:value-type="string">
            <text:p text:style-name="P20">IT8.7/1 Ektachrome target, from Wolf Faust</text:p>
          </table:table-cell>
        </table:table-row>
        <table:table-row>
          <table:covered-table-cell/>
          <table:covered-table-cell/>
          <table:table-cell table:style-name="Table8.A2" office:value-type="string">
            <text:p text:style-name="P20">N130501.txt</text:p>
          </table:table-cell>
          <table:table-cell table:style-name="Table8.A2" office:value-type="string">
            <text:p text:style-name="P25">spreadsheet</text:p>
          </table:table-cell>
          <table:table-cell table:style-name="Table8.E2" office:value-type="string">
            <text:p text:style-name="P20">T8.7/1 Velvia target, from Wolf Faust</text:p>
          </table:table-cell>
        </table:table-row>
        <table:table-row>
          <table:table-cell table:style-name="Table8.A2" table:number-rows-spanned="2" office:value-type="string">
            <text:p text:style-name="P19">filters</text:p>
          </table:table-cell>
          <table:table-cell table:style-name="Table8.A2" table:number-rows-spanned="2" office:value-type="string">
            <text:p text:style-name="P25">transmittance</text:p>
          </table:table-cell>
          <table:table-cell table:style-name="Table8.A2" office:value-type="string">
            <text:p text:style-name="P20">Midwest-SP700-2014.txt</text:p>
          </table:table-cell>
          <table:table-cell table:style-name="Table8.A2" office:value-type="string">
            <text:p text:style-name="P25">XYY</text:p>
          </table:table-cell>
          <table:table-cell table:style-name="Table8.E2" office:value-type="string">
            <text:p text:style-name="P20">an IR blocker</text:p>
          </table:table-cell>
        </table:table-row>
        <table:table-row>
          <table:covered-table-cell/>
          <table:covered-table-cell/>
          <table:table-cell table:style-name="Table8.A2" office:value-type="string">
            <text:p text:style-name="P20">Rosco.txt</text:p>
          </table:table-cell>
          <table:table-cell table:style-name="Table8.A2" office:value-type="string">
            <text:p text:style-name="P25">CGATS</text:p>
          </table:table-cell>
          <table:table-cell table:style-name="Table8.E2" office:value-type="string">
            <text:p text:style-name="P20">a few filters from Rosco's vast collection, see rosco.com</text:p>
          </table:table-cell>
        </table:table-row>
      </table:table>
      <text:p text:style-name="P44">Table <text:s/>B.3 <text:s text:c="3"/>More Spectral Data Files, <text:s text:c="2"/>materials. <text:s/><text:span text:style-name="T1">type='material'</text:span></text:p>
      <text:p text:style-name="P3"/>
      <text:p text:style-name="P3"/>
      <text:h text:style-name="P78" text:outline-level="1">Appendix C <text:s text:c="2"/>- <text:s text:c="2"/>Spectrum Products</text:h>
      <text:p text:style-name="P3"/>
      <text:p text:style-name="P4"/>
      <text:p text:style-name="P4">This Appendix is a very formal mathematical treatment of spectra. In infinite dimensions we use the terminology of functional analysis in Hilbert spaces. <text:s/>In finite dimensions we use the terminology of linear algebra.</text:p>
      <text:p text:style-name="P47">For easier reference here is a repeat of Table 1.1:</text:p>
      <text:p text:style-name="P3"/>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7">type</text:p>
          </table:table-cell>
          <table:table-cell table:style-name="Table5.A1" office:value-type="string">
            <text:p text:style-name="P13">physical description</text:p>
          </table:table-cell>
          <table:table-cell table:style-name="Table5.A1" office:value-type="string">
            <text:p text:style-name="P13">infinite dimensional<text:line-break/>vector space description</text:p>
          </table:table-cell>
          <table:table-cell table:style-name="Table5.A1" office:value-type="string">
            <text:p text:style-name="P13">vector space symbol</text:p>
          </table:table-cell>
          <table:table-cell table:style-name="Table5.E1" office:value-type="string">
            <text:p text:style-name="P13">finite dimensional description</text:p>
          </table:table-cell>
        </table:table-row>
        <table:table-row>
          <table:table-cell table:style-name="Table5.A2" office:value-type="string">
            <text:p text:style-name="P27">light</text:p>
          </table:table-cell>
          <table:table-cell table:style-name="Table5.A2" office:value-type="string">
            <text:p text:style-name="P19">a light source<text:line-break/>this includes both physical and ideal sources <text:line-break/>(aka illuminants)</text:p>
          </table:table-cell>
          <table:table-cell table:style-name="Table5.C2" office:value-type="string">
            <text:p text:style-name="P20"><text:span text:style-name="T60">L</text:span><text:span text:style-name="T10">2</text:span> integrable functions on a real interval of wavelengths, e.g. [380,780] nm, which form a Hilbert space</text:p>
          </table:table-cell>
          <table:table-cell table:style-name="Table5.A2" office:value-type="string">
            <text:p text:style-name="P36">L</text:p>
          </table:table-cell>
          <table:table-cell table:style-name="Table5.E2" office:value-type="string">
            <text:p text:style-name="P38">row vector</text:p>
          </table:table-cell>
        </table:table-row>
        <table:table-row>
          <table:table-cell table:style-name="Table5.A2" office:value-type="string">
            <text:p text:style-name="P27">responsivity<text:line-break/>.light</text:p>
          </table:table-cell>
          <table:table-cell table:style-name="Table5.A2" office:value-type="string">
            <text:p text:style-name="P19">a light <text:span text:style-name="T3">responder<text:line-break/></text:span>also called a <text:span text:style-name="T3">detector</text:span></text:p>
          </table:table-cell>
          <table:table-cell table:style-name="Table5.C2" office:value-type="string">
            <text:p text:style-name="P20">continuous functionals on <text:span text:style-name="T45">L</text:span>, and therefore in the dual space <text:span text:style-name="T46">L</text:span><text:span text:style-name="T15">*</text:span><text:span text:style-name="T24">;</text:span><text:line-break/>All such functionals are defined by an inner product with a responsivity spectrum.</text:p>
          </table:table-cell>
          <table:table-cell table:style-name="Table5.A2" office:value-type="string">
            <text:p text:style-name="P33"><text:span text:style-name="T47">L</text:span><text:span text:style-name="T11">*</text:span></text:p>
          </table:table-cell>
          <table:table-cell table:style-name="Table5.E2" office:value-type="string">
            <text:p text:style-name="P38">column vector</text:p>
          </table:table-cell>
        </table:table-row>
        <table:table-row table:style-name="Table5.4">
          <table:table-cell table:style-name="Table5.A2" office:value-type="string">
            <text:p text:style-name="P27">material</text:p>
          </table:table-cell>
          <table:table-cell table:style-name="Table5.A2" office:value-type="string">
            <text:p text:style-name="P19">a diffuse reflector,<text:line-break/> or a non-scattering <text:s/>transparent material</text:p>
          </table:table-cell>
          <table:table-cell table:style-name="Table5.A2" office:value-type="string">
            <text:p text:style-name="P20">multiplication operators on <text:span text:style-name="T46">L</text:span></text:p>
          </table:table-cell>
          <table:table-cell table:style-name="Table5.A2" office:value-type="string">
            <text:p text:style-name="P35"><text:span text:style-name="T47">M</text:span> </text:p>
          </table:table-cell>
          <table:table-cell table:style-name="Table5.E2" office:value-type="string">
            <text:p text:style-name="P38">diagonal matrix</text:p>
          </table:table-cell>
        </table:table-row>
        <table:table-row table:style-name="Table5.5">
          <table:table-cell table:style-name="Table5.A2" office:value-type="string">
            <text:p text:style-name="P27">responsivity<text:line-break/>.material</text:p>
          </table:table-cell>
          <table:table-cell table:style-name="Table5.A2" office:value-type="string">
            <text:p text:style-name="P19">a material responder</text:p>
          </table:table-cell>
          <table:table-cell table:style-name="Table5.C2" office:value-type="string">
            <text:p text:style-name="P20">continuous functionals on <text:span text:style-name="T25">M</text:span><text:span text:style-name="T35"> and therefore in the dual space </text:span><text:span text:style-name="T25">M</text:span><text:span text:style-name="T16">*</text:span><text:span text:style-name="T35">;</text:span><text:line-break/>All are defined by an inner product with a responsivity spectrum</text:p>
          </table:table-cell>
          <table:table-cell table:style-name="Table5.A2" office:value-type="string">
            <text:p text:style-name="P34"><text:span text:style-name="T25">M</text:span><text:span text:style-name="T11">*</text:span></text:p>
          </table:table-cell>
          <table:table-cell table:style-name="Table5.E2" office:value-type="string">
            <text:p text:style-name="P38">diagonal matrix</text:p>
          </table:table-cell>
        </table:table-row>
      </table:table>
      <text:p text:style-name="P3">Table C.1 <text:s/>The 4 <text:span text:style-name="T1">types</text:span> of spectra</text:p>
      <text:p text:style-name="P4"/>
      <text:p text:style-name="P4"/>
      <text:p text:style-name="P4">There are 5 natural binary products on these spaces</text:p>
      <text:p text:style-name="P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product</text:p>
          </table:table-cell>
          <table:table-cell table:style-name="Table6.A1" office:value-type="string">
            <text:p text:style-name="P13">mathematical description</text:p>
          </table:table-cell>
          <table:table-cell table:style-name="Table6.A1" office:value-type="string">
            <text:p text:style-name="P13">in finite dimensions</text:p>
          </table:table-cell>
          <table:table-cell table:style-name="Table6.A1" office:value-type="string">
            <text:p text:style-name="P13">physical description</text:p>
          </table:table-cell>
        </table:table-row>
        <table:table-row>
          <table:table-cell table:style-name="Table6.A2" office:value-type="string">
            <text:p text:style-name="P37"><text:span text:style-name="T54">M </text:span><text:span text:style-name="T49"></text:span> M <text:span text:style-name="T51"></text:span><text:span text:style-name="T52"> </text:span>M</text:p>
          </table:table-cell>
          <table:table-cell table:style-name="Table6.A2" office:value-type="string">
            <text:p text:style-name="P19">the composition of 2 multiplication operators is a multiplication operator</text:p>
          </table:table-cell>
          <table:table-cell table:style-name="Table6.A2" office:value-type="string">
            <text:p text:style-name="P20">the product of 2 diagonal matrices is a diagonal matrix</text:p>
          </table:table-cell>
          <table:table-cell table:style-name="Table6.A2" office:value-type="string">
            <text:p text:style-name="P19">stacking 2 transmitting filters effectively creates a new filter</text:p>
          </table:table-cell>
        </table:table-row>
        <table:table-row>
          <table:table-cell table:style-name="Table6.A2" office:value-type="string">
            <text:p text:style-name="P37">L <text:span text:style-name="T49"></text:span> L<text:span text:style-name="T12">*</text:span><text:span text:style-name="T29"> </text:span><text:span text:style-name="T31"></text:span><text:span text:style-name="T35"> R</text:span></text:p>
          </table:table-cell>
          <table:table-cell table:style-name="Table6.A2" office:value-type="string">
            <text:p text:style-name="P19">evaluate a functional on a vector to get a scalar – the response</text:p>
          </table:table-cell>
          <table:table-cell table:style-name="Table6.A2" office:value-type="string">
            <text:p text:style-name="P20">a row vector <text:span text:style-name="T50"></text:span> a column vector is a scalar – the response</text:p>
          </table:table-cell>
          <table:table-cell table:style-name="Table6.A2" office:value-type="string">
            <text:p text:style-name="P19">light hits a detector and generates a response</text:p>
          </table:table-cell>
        </table:table-row>
        <table:table-row>
          <table:table-cell table:style-name="Table6.A2" office:value-type="string">
            <text:p text:style-name="P37">L <text:span text:style-name="T49"></text:span> M <text:span text:style-name="T31"></text:span><text:span text:style-name="T35"> </text:span><text:span text:style-name="T24">L</text:span></text:p>
          </table:table-cell>
          <table:table-cell table:style-name="Table6.A2" office:value-type="string">
            <text:p text:style-name="P21">a multiplication operator acts on a vector to create a vector</text:p>
          </table:table-cell>
          <table:table-cell table:style-name="Table6.A2" office:value-type="string">
            <text:p text:style-name="P20">a row vector <text:s/><text:span text:style-name="T50"></text:span> <text:s/>a diagonal matrix is a row vector</text:p>
          </table:table-cell>
          <table:table-cell table:style-name="Table6.A2" office:value-type="string">
            <text:p text:style-name="P19">light passes through a filter and emerges with a different spectrum</text:p>
          </table:table-cell>
        </table:table-row>
        <table:table-row table:style-name="Table6.5">
          <table:table-cell table:style-name="Table6.A2" office:value-type="string">
            <text:p text:style-name="P37"><text:span text:style-name="T54">M </text:span><text:span text:style-name="T49"></text:span> L<text:span text:style-name="T12">*</text:span><text:span text:style-name="T29"> </text:span><text:span text:style-name="T31"> </text:span><text:span text:style-name="T24">L</text:span><text:span text:style-name="T12">*</text:span></text:p>
          </table:table-cell>
          <table:table-cell table:style-name="Table6.A2" office:value-type="string">
            <text:p text:style-name="P19">an operator on <text:span text:style-name="T48">L</text:span>, followed by a functional on <text:span text:style-name="T48">L</text:span>, <text:line-break/>is a functional on <text:s/><text:span text:style-name="T48">L</text:span></text:p>
          </table:table-cell>
          <table:table-cell table:style-name="Table6.A2" office:value-type="string">
            <text:p text:style-name="P20"><text:span text:style-name="T53">a diagonal matrix </text:span><text:span text:style-name="T50"> </text:span><text:span text:style-name="T53">a column vector is a column vector</text:span></text:p>
          </table:table-cell>
          <table:table-cell table:style-name="Table6.A2" office:value-type="string">
            <text:p text:style-name="P19">putting a transmitting filter in front of a light responder, effectively creates a new light responder</text:p>
          </table:table-cell>
        </table:table-row>
        <table:table-row table:style-name="Table6.6">
          <table:table-cell table:style-name="Table6.A2" office:value-type="string">
            <text:p text:style-name="P37">M <text:span text:style-name="T49"></text:span> M<text:span text:style-name="T12">*</text:span><text:span text:style-name="T29"> </text:span><text:span text:style-name="T31"></text:span><text:span text:style-name="T35"> R</text:span></text:p>
          </table:table-cell>
          <table:table-cell table:style-name="Table6.A2" office:value-type="string">
            <text:p text:style-name="P19">evaluate a functional on a vector to get a scalar – the response</text:p>
          </table:table-cell>
          <table:table-cell table:style-name="Table6.A2" office:value-type="string">
            <text:p text:style-name="P20">the product of 2 diagonal matrices is a diagonal matrix; <text:s/>extract the diagonal of that product</text:p>
          </table:table-cell>
          <table:table-cell table:style-name="Table6.A2" office:value-type="string">
            <text:p text:style-name="P19">a scanner (<text:span text:style-name="T47">M</text:span><text:span text:style-name="T17">*</text:span>) <text:s text:c="2"/>(with both a light source and a light responder) responds to a material (<text:span text:style-name="T47">M</text:span>) placed in the scanner</text:p>
          </table:table-cell>
        </table:table-row>
      </table:table>
      <text:p text:style-name="P3">Table C.2 <text:s/>The 5 <text:span text:style-name="T22">natural</text:span> products</text:p>
      <text:p text:style-name="P11"><text:soft-page-break/></text:p>
      <text:p text:style-name="P8"><text:span text:style-name="T36">An equivalent way to handle these material diagonal matrices is to represent them instead as simple vectors – </text:span><text:span text:style-name="T36">the entries along the diagonal. <text:s/>The above products with diagonal matrices then become the much simpler entrywise or Hadamard product. <text:s/>This is how it is done in </text:span><text:span text:style-name="T37">colorSpec</text:span><text:span text:style-name="T36">, using </text:span><text:span text:style-name="T37">R</text:span><text:span text:style-name="T36">'s built-in entrywise product operation.</text:span></text:p>
      <text:p text:style-name="P50">The first 4 products can be strung together to get an associative product:</text:p>
      <text:p text:style-name="P39"><text:span text:style-name="T39">L </text:span><text:span text:style-name="T32"></text:span><text:span text:style-name="T39"> </text:span><text:span text:style-name="T40">M</text:span><text:span text:style-name="T7">1</text:span><text:span text:style-name="T40"> </text:span><text:span text:style-name="T32"></text:span><text:span text:style-name="T39"> <text:s/>... <text:s/></text:span><text:span text:style-name="T32"></text:span><text:span text:style-name="T33"> </text:span><text:span text:style-name="T39">M</text:span><text:span text:style-name="T8">m</text:span><text:span text:style-name="T39"> </text:span><text:span text:style-name="T32"></text:span><text:span text:style-name="T39"> L</text:span><text:span text:style-name="T13">*</text:span><text:span text:style-name="T30"> </text:span><text:span text:style-name="T31"></text:span><text:span text:style-name="T36"> R</text:span></text:p>
      <text:p text:style-name="P48"><text:span text:style-name="T36">It is not hard to show that this product is </text:span><text:span text:style-name="T39">multilinear</text:span><text:span text:style-name="T36">. <text:s/>This means that if one fixes all terms except the </text:span><text:span text:style-name="T39">i</text:span><text:span text:style-name="T18">th</text:span><text:span text:style-name="T36"> material location, then the composition:</text:span></text:p>
      <text:p text:style-name="P40"><text:span text:style-name="T40">M</text:span><text:span text:style-name="T31"> <text:s text:c="6"/> <text:s text:c="4"/></text:span><text:span text:style-name="T36"><text:s/></text:span><text:span text:style-name="T39"><text:s/>L</text:span><text:span text:style-name="T36"> </text:span><text:span text:style-name="T32"></text:span><text:span text:style-name="T36"> </text:span><text:span text:style-name="T40">M</text:span><text:span text:style-name="T7">1</text:span><text:span text:style-name="T38"> </text:span><text:span text:style-name="T32"></text:span><text:span text:style-name="T36"> <text:s/>... </text:span><text:span text:style-name="T32"></text:span><text:span text:style-name="T36"> </text:span><text:span text:style-name="T9"><text:s/></text:span><text:span text:style-name="T32"></text:span><text:span text:style-name="T36"> </text:span><text:span text:style-name="T32"> </text:span><text:span text:style-name="T36">... </text:span><text:span text:style-name="T32"> </text:span><text:span text:style-name="T39">M</text:span><text:span text:style-name="T8">m</text:span><text:span text:style-name="T36"> </text:span><text:span text:style-name="T32"></text:span><text:span text:style-name="T36"> </text:span><text:span text:style-name="T39">L</text:span><text:span text:style-name="T13">*</text:span><text:span text:style-name="T30"> <text:s text:c="6"/></text:span><text:span text:style-name="T31"> <text:s text:c="4"/></text:span><text:span text:style-name="T36">R</text:span></text:p>
      <text:p text:style-name="P48"><text:span text:style-name="T36">is linear, see [4]. <text:s text:c="2"/>The first inclusion map means to place the material spectrum <text:s/></text:span><text:span text:style-name="T27">M</text:span><text:span text:style-name="T31"> </text:span><text:span text:style-name="T36"><text:s/>at the </text:span><text:span text:style-name="T39">i</text:span><text:span text:style-name="T18">th <text:s/></text:span><text:span text:style-name="T36">variable slot </text:span><text:span text:style-name="T34"></text:span><text:span text:style-name="T36"> in the product. <text:s/>The composition map is a functional on </text:span><text:span text:style-name="T27">M</text:span><text:span text:style-name="T36"> <text:s/>which is an element of </text:span><text:span text:style-name="T26">M</text:span><text:span text:style-name="T14">*</text:span><text:span text:style-name="T36">, i.e. a </text:span><text:span text:style-name="T39">material responder.</text:span><text:span text:style-name="T36"> <text:s text:c="2"/>This special method of creating a material responder <text:s text:c="2"/>- <text:s text:c="2"/>a spectrum in </text:span><text:span text:style-name="T26">M</text:span><text:span text:style-name="T14">*</text:span><text:span text:style-name="T36"> <text:s text:c="2"/>- <text:s text:c="2"/></text:span><text:span text:style-name="T39"><text:s/></text:span><text:span text:style-name="T36">plus all the products in the above table</text:span><text:span text:style-name="T39">,</text:span><text:span text:style-name="T36"> are available in the function </text:span><text:span text:style-name="T41">product()</text:span><text:span text:style-name="T36"> in </text:span><text:span text:style-name="T37">colorSpec</text:span><text:span text:style-name="T36">. <text:s/>See that help page for examples.</text:span></text:p>
      <text:p text:style-name="P48"><text:span text:style-name="T36">The right-hand term </text:span><text:span text:style-name="T28">R</text:span><text:span text:style-name="T36"> can be thought of as standing for Response or Real numbers. <text:s/>In </text:span><text:span text:style-name="T37">colorSpec</text:span><text:span text:style-name="T36"> the light responders can have multiple channels, e.g. <text:s/></text:span><text:span text:style-name="T28">R</text:span><text:span text:style-name="T36">, </text:span><text:span text:style-name="T28">G</text:span><text:span text:style-name="T44">, and </text:span><text:span text:style-name="T28">B</text:span><text:span text:style-name="T44">, and so there are conventions on the admissible numbers of spectra for each term in these products. <text:s/>See the help page for </text:span><text:span text:style-name="T41">product()</text:span><text:span text:style-name="T44"> for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Cambria Math" svg:font-family="'Cambria Math'"/>
    <style:font-face style:name="Courier New1" svg:font-family="'Courier New'"/>
    <style:font-face style:name="Tahoma1" svg:font-family="Tahoma"/>
    <style:font-face style:name="sans-serif" svg:font-family="sans-serif"/>
    <style:font-face style:name="NewCenturySchlbk-Roman" svg:font-family="NewCenturySchlbk-Roman" style:font-family-generic="roman"/>
    <style:font-face style:name="Courier New" svg:font-family="'Courier New'" style:font-family-generic="modern" style:font-pitch="fixed"/>
    <style:font-face style:name="MS PGothic" svg:font-family="'MS P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ParkAvenue BT" svg:font-family="'ParkAvenue BT'"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line-spacing="0.0201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style:line-spacing="0.0402in" fo:text-indent="0in" style:auto-text-indent="false" style:page-number="auto" fo:background-color="transparent" style:shadow="none">
        <style:tab-stops>
          <style:tab-stop style:position="6.9252in" style:type="right" style:leader-style="dotted" style:leader-text="."/>
        </style:tab-stops>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5902in" fo:margin-left="0.9902in" fo:margin-right="0.8098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page <text:page-number text:select-page="current"/> <text:s/>of <text:s text:c="2"/><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1H38M35S</meta:editing-duration>
    <meta:editing-cycles>571</meta:editing-cycles>
    <meta:generator>OpenOffice.org/3.2$Win32 OpenOffice.org_project/320m18$Build-9502</meta:generator>
    <dc:date>2016-05-14T14:39:18.56</dc:date>
    <dc:creator>Glenn Davis</dc:creator>
    <meta:printed-by>Glenn Davis</meta:printed-by>
    <meta:print-date>2016-04-20T01:29:38.04</meta:print-date>
    <meta:document-statistic meta:table-count="12" meta:image-count="0" meta:object-count="0" meta:page-count="14" meta:paragraph-count="539" meta:word-count="4410" meta:character-count="28158"/>
    <meta:user-defined meta:name="Info 1"/>
    <meta:user-defined meta:name="Info 2"/>
    <meta:user-defined meta:name="Info 3"/>
    <meta:user-defined meta:name="Info 4"/>
  </office:meta>
</office:document-meta>
</file>